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roman" style:font-pitch="variable"/>
    <style:font-face style:name="OpenSymbol" svg:font-family="OpenSymbol" style:font-charset="x-symbol"/>
    <style:font-face style:name="Times New Roman" svg:font-family="'Times New Roman'" style:font-family-generic="system" style:font-pitch="variable"/>
    <style:font-face style:name="apple-system" svg:font-family="apple-system, BlinkMacSystemFont, 'Segoe UI', system-ui, 'Apple Color Emoji', 'Segoe UI Emoji', 'Segoe UI Web', sans-serif"/>
    <style:font-face style:name="等线 Light" svg:font-family="'等线 Light'"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5in" style:rel-column-width="4895*"/>
    </style:style>
    <style:style style:name="Table2.B" style:family="table-column">
      <style:table-column-properties style:column-width="6.1931in" style:rel-column-width="60640*"/>
    </style:style>
    <style:style style:name="Table2.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writing-mode="page"/>
    </style:style>
    <style:style style:name="P1" style:family="paragraph" style:parent-style-name="List_20_Paragraph">
      <style:paragraph-properties fo:line-height="115%"/>
      <style:text-properties officeooo:paragraph-rsid="000cd208"/>
    </style:style>
    <style:style style:name="P2" style:family="paragraph" style:parent-style-name="List_20_Paragraph">
      <style:paragraph-properties fo:line-height="115%" fo:break-before="page"/>
      <style:text-properties officeooo:paragraph-rsid="000cd208"/>
    </style:style>
    <style:style style:name="P3" style:family="paragraph" style:parent-style-name="Standard">
      <style:paragraph-properties fo:line-height="115%"/>
      <style:text-properties officeooo:paragraph-rsid="000cd208"/>
    </style:style>
    <style:style style:name="P4" style:family="paragraph" style:parent-style-name="List_20_Paragraph">
      <style:paragraph-properties fo:line-height="115%"/>
      <style:text-properties officeooo:paragraph-rsid="0011ac1d"/>
    </style:style>
    <style:style style:name="P5" style:family="paragraph" style:parent-style-name="List_20_Paragraph">
      <style:paragraph-properties fo:line-height="115%"/>
      <style:text-properties officeooo:paragraph-rsid="0014d80d"/>
    </style:style>
    <style:style style:name="P6" style:family="paragraph" style:parent-style-name="List_20_Paragraph">
      <style:paragraph-properties fo:line-height="115%"/>
      <style:text-properties officeooo:paragraph-rsid="0029493b"/>
    </style:style>
    <style:style style:name="P7" style:family="paragraph" style:parent-style-name="Heading_20_1">
      <style:paragraph-properties fo:line-height="115%"/>
      <style:text-properties officeooo:rsid="000cd208" officeooo:paragraph-rsid="000cd208"/>
    </style:style>
    <style:style style:name="P8" style:family="paragraph" style:parent-style-name="List_20_Paragraph">
      <style:paragraph-properties fo:line-height="115%"/>
      <style:text-properties officeooo:rsid="0014d80d" officeooo:paragraph-rsid="0014d80d"/>
    </style:style>
    <style:style style:name="P9" style:family="paragraph" style:parent-style-name="List_20_Paragraph">
      <style:paragraph-properties fo:line-height="115%"/>
      <style:text-properties officeooo:rsid="0015be01" officeooo:paragraph-rsid="0015be01"/>
    </style:style>
    <style:style style:name="P10" style:family="paragraph" style:parent-style-name="List_20_Paragraph">
      <style:paragraph-properties fo:line-height="115%"/>
      <style:text-properties officeooo:rsid="0015be01" officeooo:paragraph-rsid="001613bc"/>
    </style:style>
    <style:style style:name="P11" style:family="paragraph" style:parent-style-name="List_20_Paragraph">
      <style:paragraph-properties fo:line-height="115%"/>
      <style:text-properties officeooo:rsid="001613bc" officeooo:paragraph-rsid="001613bc"/>
    </style:style>
    <style:style style:name="P12" style:family="paragraph" style:parent-style-name="List_20_Paragraph">
      <style:paragraph-properties fo:line-height="115%"/>
      <style:text-properties officeooo:rsid="001c3db7" officeooo:paragraph-rsid="001c3db7"/>
    </style:style>
    <style:style style:name="P13" style:family="paragraph" style:parent-style-name="List_20_Paragraph">
      <style:paragraph-properties fo:line-height="115%"/>
      <style:text-properties officeooo:rsid="001e36c2" officeooo:paragraph-rsid="001e36c2"/>
    </style:style>
    <style:style style:name="P14" style:family="paragraph" style:parent-style-name="List_20_Paragraph">
      <style:paragraph-properties fo:line-height="115%" fo:break-before="page"/>
      <style:text-properties officeooo:rsid="001e36c2" officeooo:paragraph-rsid="001e36c2"/>
    </style:style>
    <style:style style:name="P15" style:family="paragraph" style:parent-style-name="List_20_Paragraph">
      <style:paragraph-properties fo:margin-left="0in" fo:margin-right="0in" fo:line-height="115%" fo:text-indent="0in" style:auto-text-indent="false"/>
      <style:text-properties officeooo:rsid="001e36c2" officeooo:paragraph-rsid="001e36c2"/>
    </style:style>
    <style:style style:name="P16" style:family="paragraph" style:parent-style-name="List_20_Paragraph">
      <style:paragraph-properties fo:line-height="115%"/>
      <style:text-properties officeooo:rsid="001f897e" officeooo:paragraph-rsid="001f897e"/>
    </style:style>
    <style:style style:name="P17" style:family="paragraph" style:parent-style-name="Table_20_Contents">
      <style:text-properties officeooo:rsid="0011ac1d" officeooo:paragraph-rsid="0011ac1d"/>
    </style:style>
    <style:style style:name="P18" style:family="paragraph" style:parent-style-name="Table_20_Contents">
      <style:text-properties fo:font-weight="bold" officeooo:rsid="0011ac1d" officeooo:paragraph-rsid="0011ac1d" style:font-weight-asian="bold" style:font-weight-complex="bold"/>
    </style:style>
    <style:style style:name="P19" style:family="paragraph" style:parent-style-name="List_20_Paragraph">
      <style:paragraph-properties fo:margin-left="0in" fo:margin-right="0in" fo:line-height="115%" fo:text-indent="0in" style:auto-text-indent="false"/>
      <style:text-properties fo:font-weight="bold" officeooo:rsid="004a1a86" officeooo:paragraph-rsid="004a1a86" style:font-weight-asian="bold" style:font-weight-complex="bold"/>
    </style:style>
    <style:style style:name="P20" style:family="paragraph" style:parent-style-name="List_20_Paragraph">
      <style:paragraph-properties fo:line-height="115%"/>
      <style:text-properties fo:font-style="italic" officeooo:rsid="000ebc5c" officeooo:paragraph-rsid="0011ac1d" style:font-style-asian="italic" style:font-style-complex="italic"/>
    </style:style>
    <style:style style:name="P21" style:family="paragraph" style:parent-style-name="List_20_Paragraph">
      <style:paragraph-properties fo:margin-left="0in" fo:margin-right="0in" fo:line-height="115%" fo:text-indent="0in" style:auto-text-indent="false"/>
      <style:text-properties fo:font-style="italic" officeooo:rsid="004368ad" officeooo:paragraph-rsid="00453694" style:font-style-asian="italic" style:font-style-complex="italic"/>
    </style:style>
    <style:style style:name="P22" style:family="paragraph" style:parent-style-name="List_20_Paragraph">
      <style:paragraph-properties fo:margin-left="0in" fo:margin-right="0in" fo:line-height="115%" fo:text-indent="0in" style:auto-text-indent="false"/>
      <style:text-properties fo:font-style="italic" officeooo:rsid="00453694" officeooo:paragraph-rsid="00453694" style:font-style-asian="italic" style:font-style-complex="italic"/>
    </style:style>
    <style:style style:name="P23" style:family="paragraph" style:parent-style-name="List_20_Paragraph">
      <style:paragraph-properties fo:margin-left="0in" fo:margin-right="0in" fo:line-height="115%" fo:text-indent="0in" style:auto-text-indent="false"/>
      <style:text-properties fo:font-style="italic" officeooo:rsid="00453694" officeooo:paragraph-rsid="004917ff" style:font-style-asian="italic" style:font-style-complex="italic"/>
    </style:style>
    <style:style style:name="P24" style:family="paragraph" style:parent-style-name="List_20_Paragraph">
      <style:paragraph-properties fo:margin-left="0in" fo:margin-right="0in" fo:line-height="115%" fo:text-indent="0in" style:auto-text-indent="false" fo:break-before="page"/>
      <style:text-properties fo:font-style="italic" officeooo:rsid="004751ce" officeooo:paragraph-rsid="004751ce" style:font-style-asian="italic" style:font-style-complex="italic"/>
    </style:style>
    <style:style style:name="P25" style:family="paragraph" style:parent-style-name="List_20_Paragraph">
      <style:paragraph-properties fo:margin-left="0in" fo:margin-right="0in" fo:line-height="115%" fo:text-indent="0in" style:auto-text-indent="false"/>
      <style:text-properties fo:font-style="italic" officeooo:rsid="004751ce" officeooo:paragraph-rsid="004751ce" style:font-style-asian="italic" style:font-style-complex="italic"/>
    </style:style>
    <style:style style:name="P26" style:family="paragraph" style:parent-style-name="List_20_Paragraph">
      <style:paragraph-properties fo:margin-left="0in" fo:margin-right="0in" fo:line-height="115%" fo:text-indent="0in" style:auto-text-indent="false"/>
      <style:text-properties fo:font-style="italic" officeooo:rsid="00488032" officeooo:paragraph-rsid="00488032" style:font-style-asian="italic" style:font-style-complex="italic"/>
    </style:style>
    <style:style style:name="P27" style:family="paragraph" style:parent-style-name="Table_20_Contents">
      <style:text-properties officeooo:rsid="00243cee" officeooo:paragraph-rsid="00243cee"/>
    </style:style>
    <style:style style:name="P28" style:family="paragraph" style:parent-style-name="List_20_Paragraph">
      <style:paragraph-properties fo:line-height="115%"/>
      <style:text-properties officeooo:rsid="002702ca" officeooo:paragraph-rsid="002702ca"/>
    </style:style>
    <style:style style:name="P29" style:family="paragraph" style:parent-style-name="List_20_Paragraph">
      <style:paragraph-properties fo:line-height="115%"/>
      <style:text-properties officeooo:rsid="002702ca" officeooo:paragraph-rsid="002817f6"/>
    </style:style>
    <style:style style:name="P30" style:family="paragraph" style:parent-style-name="List_20_Paragraph">
      <style:paragraph-properties fo:line-height="115%"/>
      <style:text-properties officeooo:rsid="002898fe" officeooo:paragraph-rsid="002898fe"/>
    </style:style>
    <style:style style:name="P31" style:family="paragraph" style:parent-style-name="List_20_Paragraph">
      <style:paragraph-properties fo:line-height="115%"/>
      <style:text-properties officeooo:rsid="00266149" officeooo:paragraph-rsid="002817f6"/>
    </style:style>
    <style:style style:name="P32" style:family="paragraph" style:parent-style-name="Text_20_body">
      <style:text-properties officeooo:paragraph-rsid="002ad24c"/>
    </style:style>
    <style:style style:name="P33" style:family="paragraph" style:parent-style-name="Text_20_body">
      <style:text-properties officeooo:rsid="002beb0f" officeooo:paragraph-rsid="002beb0f"/>
    </style:style>
    <style:style style:name="P34" style:family="paragraph" style:parent-style-name="Standard">
      <style:paragraph-properties fo:margin-left="0in" fo:margin-right="0in" fo:line-height="115%" fo:text-indent="0in" style:auto-text-indent="false"/>
      <style:text-properties fo:font-weight="normal" officeooo:rsid="0015bf14" officeooo:paragraph-rsid="002dcef1" style:font-weight-asian="normal" style:font-weight-complex="normal"/>
    </style:style>
    <style:style style:name="P35" style:family="paragraph" style:parent-style-name="Standard">
      <style:paragraph-properties fo:margin-left="0in" fo:margin-right="0in" fo:line-height="115%" fo:text-indent="0in" style:auto-text-indent="false"/>
      <style:text-properties fo:font-weight="normal" officeooo:rsid="002e148a" officeooo:paragraph-rsid="002e148a" style:font-weight-asian="normal" style:font-weight-complex="normal"/>
    </style:style>
    <style:style style:name="P36" style:family="paragraph" style:parent-style-name="Standard">
      <style:paragraph-properties fo:margin-left="0in" fo:margin-right="0in" fo:line-height="115%" fo:text-indent="0in" style:auto-text-indent="false"/>
      <style:text-properties fo:font-weight="normal" officeooo:rsid="002e259a" officeooo:paragraph-rsid="002e259a" style:font-weight-asian="normal" style:font-weight-complex="normal"/>
    </style:style>
    <style:style style:name="P37" style:family="paragraph" style:parent-style-name="List_20_Paragraph">
      <style:paragraph-properties fo:margin-left="0in" fo:margin-right="0in" fo:line-height="115%" fo:text-indent="0in" style:auto-text-indent="false"/>
      <style:text-properties fo:font-weight="normal" officeooo:rsid="004a1a86" officeooo:paragraph-rsid="004a1a86" style:font-weight-asian="normal" style:font-weight-complex="normal"/>
    </style:style>
    <style:style style:name="P38" style:family="paragraph" style:parent-style-name="List_20_Paragraph">
      <style:paragraph-properties fo:margin-left="0in" fo:margin-right="0in" fo:line-height="115%" fo:text-indent="0in" style:auto-text-indent="false"/>
      <style:text-properties fo:font-weight="normal" officeooo:rsid="004c9be7" officeooo:paragraph-rsid="004c9be7" style:font-weight-asian="normal" style:font-weight-complex="normal"/>
    </style:style>
    <style:style style:name="P39" style:family="paragraph" style:parent-style-name="List_20_Paragraph">
      <style:paragraph-properties fo:margin-left="0in" fo:margin-right="0in" fo:line-height="115%" fo:text-indent="0in" style:auto-text-indent="false"/>
      <style:text-properties officeooo:rsid="002ef0a8" officeooo:paragraph-rsid="002ef0a8"/>
    </style:style>
    <style:style style:name="P40" style:family="paragraph" style:parent-style-name="List_20_Paragraph">
      <style:paragraph-properties fo:line-height="115%"/>
      <style:text-properties officeooo:rsid="002ef0a8" officeooo:paragraph-rsid="002ef0a8"/>
    </style:style>
    <style:style style:name="P41" style:family="paragraph" style:parent-style-name="List_20_Paragraph">
      <style:paragraph-properties fo:margin-left="0in" fo:margin-right="0in" fo:line-height="115%" fo:text-indent="0in" style:auto-text-indent="false"/>
      <style:text-properties officeooo:rsid="00304595" officeooo:paragraph-rsid="00304595"/>
    </style:style>
    <style:style style:name="P42" style:family="paragraph" style:parent-style-name="Standard">
      <style:text-properties officeooo:rsid="0015bf14" officeooo:paragraph-rsid="002dcef1"/>
    </style:style>
    <style:style style:name="P43" style:family="paragraph" style:parent-style-name="List_20_Paragraph">
      <style:paragraph-properties fo:margin-left="0in" fo:margin-right="0in" fo:line-height="115%" fo:text-indent="0in" style:auto-text-indent="false" fo:break-before="page"/>
      <style:text-properties officeooo:rsid="003242c1" officeooo:paragraph-rsid="003242c1"/>
    </style:style>
    <style:style style:name="P44" style:family="paragraph" style:parent-style-name="List_20_Paragraph">
      <style:paragraph-properties fo:margin-left="0in" fo:margin-right="0in" fo:line-height="115%" fo:text-indent="0in" style:auto-text-indent="false"/>
      <style:text-properties officeooo:rsid="003242c1" officeooo:paragraph-rsid="003242c1"/>
    </style:style>
    <style:style style:name="P45" style:family="paragraph" style:parent-style-name="List_20_Paragraph">
      <style:paragraph-properties fo:margin-left="0in" fo:margin-right="0in" fo:line-height="115%" fo:text-indent="0in" style:auto-text-indent="false"/>
      <style:text-properties officeooo:rsid="0033042e" officeooo:paragraph-rsid="0033042e"/>
    </style:style>
    <style:style style:name="P46" style:family="paragraph" style:parent-style-name="List_20_Paragraph">
      <style:paragraph-properties fo:margin-left="0in" fo:margin-right="0in" fo:line-height="115%" fo:text-indent="0in" style:auto-text-indent="false"/>
      <style:text-properties officeooo:rsid="003618c2" officeooo:paragraph-rsid="003618c2"/>
    </style:style>
    <style:style style:name="P47" style:family="paragraph" style:parent-style-name="List_20_Paragraph">
      <style:paragraph-properties fo:margin-left="0in" fo:margin-right="0in" fo:line-height="115%" fo:text-indent="0in" style:auto-text-indent="false"/>
      <style:text-properties officeooo:rsid="003618c2" officeooo:paragraph-rsid="003a188e"/>
    </style:style>
    <style:style style:name="P48" style:family="paragraph" style:parent-style-name="List_20_Paragraph">
      <style:paragraph-properties fo:margin-left="0in" fo:margin-right="0in" fo:line-height="115%" fo:text-indent="0in" style:auto-text-indent="false"/>
      <style:text-properties officeooo:rsid="003a188e" officeooo:paragraph-rsid="003a188e"/>
    </style:style>
    <style:style style:name="P49" style:family="paragraph" style:parent-style-name="List_20_Paragraph">
      <style:paragraph-properties fo:margin-left="0in" fo:margin-right="0in" fo:line-height="115%" fo:text-indent="0in" style:auto-text-indent="false"/>
      <style:text-properties officeooo:rsid="003b8a7d" officeooo:paragraph-rsid="003b8a7d"/>
    </style:style>
    <style:style style:name="P50" style:family="paragraph" style:parent-style-name="List_20_Paragraph">
      <style:paragraph-properties fo:margin-left="0in" fo:margin-right="0in" fo:line-height="115%" fo:text-indent="0in" style:auto-text-indent="false"/>
      <style:text-properties officeooo:rsid="003ce58e" officeooo:paragraph-rsid="003ce58e"/>
    </style:style>
    <style:style style:name="P51" style:family="paragraph" style:parent-style-name="List_20_Paragraph">
      <style:paragraph-properties fo:margin-left="0in" fo:margin-right="0in" fo:line-height="115%" fo:text-indent="0in" style:auto-text-indent="false"/>
      <style:text-properties officeooo:rsid="003e9da6" officeooo:paragraph-rsid="003e9da6"/>
    </style:style>
    <style:style style:name="P52" style:family="paragraph" style:parent-style-name="List_20_Paragraph">
      <style:paragraph-properties fo:margin-left="0in" fo:margin-right="0in" fo:line-height="115%" fo:text-indent="0in" style:auto-text-indent="false"/>
      <style:text-properties officeooo:rsid="004368ad" officeooo:paragraph-rsid="004368ad"/>
    </style:style>
    <style:style style:name="P53" style:family="paragraph" style:parent-style-name="List_20_Paragraph">
      <style:paragraph-properties fo:margin-left="0in" fo:margin-right="0in" fo:line-height="115%" fo:text-indent="0in" style:auto-text-indent="false"/>
      <style:text-properties officeooo:rsid="004368ad" officeooo:paragraph-rsid="00453694"/>
    </style:style>
    <style:style style:name="P54" style:family="paragraph" style:parent-style-name="List_20_Paragraph">
      <style:paragraph-properties fo:margin-left="0in" fo:margin-right="0in" fo:line-height="115%" fo:text-indent="0in" style:auto-text-indent="false"/>
      <style:text-properties officeooo:rsid="00453694" officeooo:paragraph-rsid="00453694"/>
    </style:style>
    <style:style style:name="P55" style:family="paragraph" style:parent-style-name="List_20_Paragraph">
      <style:paragraph-properties fo:margin-left="0in" fo:margin-right="0in" fo:line-height="115%" fo:text-indent="0in" style:auto-text-indent="false"/>
      <style:text-properties officeooo:rsid="004a1a86" officeooo:paragraph-rsid="004a1a86"/>
    </style:style>
    <style:style style:name="P56" style:family="paragraph" style:parent-style-name="List_20_Paragraph">
      <style:paragraph-properties fo:margin-left="0in" fo:margin-right="0in" fo:line-height="115%" fo:text-indent="0in" style:auto-text-indent="false"/>
      <style:text-properties officeooo:rsid="004e8e90" officeooo:paragraph-rsid="004e8e90"/>
    </style:style>
    <style:style style:name="P57" style:family="paragraph" style:parent-style-name="List_20_Paragraph">
      <style:paragraph-properties fo:margin-left="0in" fo:margin-right="0in" fo:line-height="115%" fo:text-indent="0in" style:auto-text-indent="false"/>
      <style:text-properties officeooo:rsid="004fdce8" officeooo:paragraph-rsid="004fdce8"/>
    </style:style>
    <style:style style:name="P58" style:family="paragraph" style:parent-style-name="List_20_Paragraph">
      <style:paragraph-properties fo:margin-left="0in" fo:margin-right="0in" fo:line-height="115%" fo:text-indent="0in" style:auto-text-indent="false" fo:break-before="page"/>
      <style:text-properties officeooo:rsid="00549e3e" officeooo:paragraph-rsid="00549e3e"/>
    </style:style>
    <style:style style:name="P59" style:family="paragraph" style:parent-style-name="List_20_Paragraph">
      <style:paragraph-properties fo:margin-left="0in" fo:margin-right="0in" fo:line-height="115%" fo:text-indent="0in" style:auto-text-indent="false"/>
      <style:text-properties officeooo:rsid="00549e3e" officeooo:paragraph-rsid="00549e3e"/>
    </style:style>
    <style:style style:name="P60" style:family="paragraph" style:parent-style-name="List_20_Paragraph">
      <style:paragraph-properties fo:margin-left="0in" fo:margin-right="0in" fo:line-height="115%" fo:text-indent="0in" style:auto-text-indent="false"/>
      <style:text-properties officeooo:rsid="00558485" officeooo:paragraph-rsid="00558485"/>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Contents_20_2">
      <style:paragraph-properties>
        <style:tab-stops>
          <style:tab-stop style:position="6.4965in" style:type="right" style:leader-style="dotted" style:leader-text="."/>
        </style:tab-stops>
      </style:paragraph-properties>
    </style:style>
    <style:style style:name="P63" style:family="paragraph" style:parent-style-name="Contents_20_4">
      <style:paragraph-properties>
        <style:tab-stops>
          <style:tab-stop style:position="6.1028in" style:type="right" style:leader-style="dotted" style:leader-text="."/>
        </style:tab-stops>
      </style:paragraph-properties>
    </style:style>
    <style:style style:name="P64" style:family="paragraph" style:parent-style-name="Heading_20_1">
      <style:paragraph-properties fo:margin-left="0in" fo:margin-right="0in" fo:line-height="115%" fo:text-indent="0in" style:auto-text-indent="false"/>
      <style:text-properties officeooo:rsid="00590bb7" officeooo:paragraph-rsid="006225ce"/>
    </style:style>
    <style:style style:name="P65" style:family="paragraph" style:parent-style-name="Heading_20_1">
      <style:paragraph-properties fo:line-height="115%"/>
      <style:text-properties officeooo:rsid="006225ce" officeooo:paragraph-rsid="006225ce"/>
    </style:style>
    <style:style style:name="P66" style:family="paragraph" style:parent-style-name="Heading_20_2">
      <style:paragraph-properties fo:break-before="page"/>
    </style:style>
    <style:style style:name="P67" style:family="paragraph" style:parent-style-name="Heading_20_2">
      <style:paragraph-properties fo:break-before="page"/>
      <style:text-properties officeooo:rsid="00634f00" officeooo:paragraph-rsid="00634f00"/>
    </style:style>
    <style:style style:name="P68" style:family="paragraph" style:parent-style-name="Heading_20_4">
      <style:text-properties officeooo:paragraph-rsid="005c6898"/>
    </style:style>
    <style:style style:name="P69" style:family="paragraph" style:parent-style-name="Heading_20_4">
      <style:text-properties officeooo:rsid="005f8a37" officeooo:paragraph-rsid="005f8a37"/>
    </style:style>
    <style:style style:name="P70" style:family="paragraph" style:parent-style-name="List_20_Paragraph" style:list-style-name="WWNum18">
      <style:paragraph-properties fo:line-height="115%"/>
      <style:text-properties officeooo:paragraph-rsid="00154ab6"/>
    </style:style>
    <style:style style:name="P71" style:family="paragraph" style:parent-style-name="List_20_Paragraph" style:list-style-name="WWNum18">
      <style:paragraph-properties fo:line-height="115%"/>
      <style:text-properties officeooo:paragraph-rsid="000cd208"/>
    </style:style>
    <style:style style:name="P72" style:family="paragraph" style:parent-style-name="List_20_Paragraph" style:list-style-name="WWNum18">
      <style:paragraph-properties fo:line-height="115%"/>
      <style:text-properties officeooo:paragraph-rsid="0010d2e1"/>
    </style:style>
    <style:style style:name="P73" style:family="paragraph" style:parent-style-name="List_20_Paragraph" style:list-style-name="WWNum18">
      <style:paragraph-properties fo:line-height="115%"/>
      <style:text-properties officeooo:paragraph-rsid="0017976c"/>
    </style:style>
    <style:style style:name="P74" style:family="paragraph" style:parent-style-name="List_20_Paragraph" style:list-style-name="WWNum18">
      <style:paragraph-properties fo:line-height="115%"/>
      <style:text-properties officeooo:paragraph-rsid="0013971f"/>
    </style:style>
    <style:style style:name="P75" style:family="paragraph" style:parent-style-name="List_20_Paragraph" style:list-style-name="WWNum18">
      <style:paragraph-properties fo:line-height="115%"/>
      <style:text-properties officeooo:paragraph-rsid="005a4367"/>
    </style:style>
    <style:style style:name="P76" style:family="paragraph" style:parent-style-name="List_20_Paragraph">
      <style:paragraph-properties fo:line-height="115%"/>
      <style:text-properties officeooo:paragraph-rsid="000cd208"/>
    </style:style>
    <style:style style:name="P77" style:family="paragraph" style:parent-style-name="List_20_Paragraph" style:list-style-name="WWNum18">
      <style:paragraph-properties fo:line-height="115%"/>
      <style:text-properties fo:font-weight="normal" officeooo:rsid="000ebc5c" officeooo:paragraph-rsid="00154ab6" style:font-weight-asian="normal" style:font-weight-complex="normal"/>
    </style:style>
    <style:style style:name="P78" style:family="paragraph" style:parent-style-name="List_20_Paragraph" style:list-style-name="WWNum18">
      <style:paragraph-properties fo:line-height="115%"/>
      <style:text-properties fo:font-style="italic" officeooo:rsid="000ebc5c" officeooo:paragraph-rsid="000cd208" style:font-style-asian="italic" style:font-style-complex="italic"/>
    </style:style>
    <style:style style:name="P79" style:family="paragraph" style:parent-style-name="List_20_Paragraph" style:list-style-name="WWNum18">
      <style:paragraph-properties fo:line-height="115%"/>
      <style:text-properties fo:font-style="italic" officeooo:rsid="000ebc5c" officeooo:paragraph-rsid="0017976c" style:font-style-asian="italic" style:font-style-complex="italic"/>
    </style:style>
    <style:style style:name="P80" style:family="paragraph" style:parent-style-name="List_20_Paragraph" style:list-style-name="WWNum18">
      <style:paragraph-properties fo:margin-left="0in" fo:margin-right="0in" fo:line-height="115%" fo:text-indent="0in" style:auto-text-indent="false"/>
      <style:text-properties fo:font-style="italic" officeooo:rsid="000ebc5c" officeooo:paragraph-rsid="0011ac1d" style:font-style-asian="italic" style:font-style-complex="italic"/>
    </style:style>
    <style:style style:name="P81" style:family="paragraph" style:parent-style-name="List_20_Paragraph" style:list-style-name="WWNum18">
      <style:paragraph-properties fo:margin-left="0in" fo:margin-right="0in" fo:line-height="115%" fo:text-indent="0in" style:auto-text-indent="false"/>
      <style:text-properties officeooo:rsid="0042ebdf" officeooo:paragraph-rsid="005a4367"/>
    </style:style>
    <style:style style:name="P82" style:family="paragraph" style:parent-style-name="List_20_Paragraph">
      <style:paragraph-properties fo:margin-left="0in" fo:margin-right="0in" fo:line-height="115%" fo:text-indent="0in" style:auto-text-indent="false"/>
      <style:text-properties officeooo:rsid="005c25a6" officeooo:paragraph-rsid="005c25a6"/>
    </style:style>
    <style:style style:name="P83" style:family="paragraph" style:parent-style-name="List_20_Paragraph">
      <style:paragraph-properties fo:margin-left="0in" fo:margin-right="0in" fo:line-height="115%" fo:text-indent="0in" style:auto-text-indent="false"/>
      <style:text-properties officeooo:rsid="00590bb7" officeooo:paragraph-rsid="00590bb7"/>
    </style:style>
    <style:style style:name="P84" style:family="paragraph" style:parent-style-name="List_20_Paragraph">
      <style:paragraph-properties fo:margin-left="0in" fo:margin-right="0in" fo:line-height="115%" fo:text-indent="0in" style:auto-text-indent="false"/>
      <style:text-properties officeooo:rsid="00577963" officeooo:paragraph-rsid="00677f13"/>
    </style:style>
    <style:style style:name="P85" style:family="paragraph" style:parent-style-name="List_20_Paragraph">
      <style:paragraph-properties fo:margin-left="0in" fo:margin-right="0in" fo:line-height="115%" fo:text-indent="0in" style:auto-text-indent="false"/>
      <style:text-properties officeooo:rsid="00697169" officeooo:paragraph-rsid="00697169"/>
    </style:style>
    <style:style style:name="P86" style:family="paragraph" style:parent-style-name="No_20_Spacing">
      <style:paragraph-properties fo:line-height="115%"/>
      <style:text-properties officeooo:rsid="006225ce" officeooo:paragraph-rsid="006225ce"/>
    </style:style>
    <style:style style:name="P87" style:family="paragraph" style:parent-style-name="Preformatted_20_Text" style:list-style-name="L2">
      <style:paragraph-properties fo:margin-top="0in" fo:margin-bottom="0.1965in" style:contextual-spacing="false"/>
    </style:style>
    <style:style style:name="P88" style:family="paragraph" style:parent-style-name="Preformatted_20_Text" style:list-style-name="L4">
      <style:paragraph-properties fo:margin-top="0in" fo:margin-bottom="0.1965in" style:contextual-spacing="false"/>
    </style:style>
    <style:style style:name="P89" style:family="paragraph" style:parent-style-name="Standard">
      <style:paragraph-properties fo:line-height="115%"/>
      <style:text-properties officeooo:rsid="005c25a6" officeooo:paragraph-rsid="005c25a6"/>
    </style:style>
    <style:style style:name="P90" style:family="paragraph" style:parent-style-name="Standard">
      <style:paragraph-properties fo:line-height="115%"/>
      <style:text-properties officeooo:rsid="006225ce" officeooo:paragraph-rsid="006225ce"/>
    </style:style>
    <style:style style:name="P91" style:family="paragraph" style:parent-style-name="Standard">
      <style:paragraph-properties fo:line-height="115%" fo:break-before="page"/>
      <style:text-properties officeooo:rsid="006225ce" officeooo:paragraph-rsid="006225ce"/>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3"/>
    <style:style style:name="P95" style:family="paragraph" style:parent-style-name="Text_20_body" style:list-style-name="L4"/>
    <style:style style:name="P96" style:family="paragraph" style:parent-style-name="Text_20_body">
      <style:text-properties officeooo:rsid="005c6898" officeooo:paragraph-rsid="005c6898"/>
    </style:style>
    <style:style style:name="P97" style:family="paragraph" style:parent-style-name="Text_20_body">
      <style:text-properties officeooo:rsid="005c6898" officeooo:paragraph-rsid="005d5cc2"/>
    </style:style>
    <style:style style:name="P98" style:family="paragraph" style:parent-style-name="Text_20_body">
      <style:text-properties officeooo:paragraph-rsid="005c6898"/>
    </style:style>
    <style:style style:name="P99" style:family="paragraph" style:parent-style-name="Text_20_body">
      <style:text-properties officeooo:rsid="005d5cc2" officeooo:paragraph-rsid="005d5cc2"/>
    </style:style>
    <style:style style:name="P100" style:family="paragraph" style:parent-style-name="Text_20_body">
      <style:text-properties officeooo:rsid="005d8963" officeooo:paragraph-rsid="005d8963"/>
    </style:style>
    <style:style style:name="P101" style:family="paragraph" style:parent-style-name="Text_20_body">
      <style:text-properties officeooo:rsid="005e475f" officeooo:paragraph-rsid="005e475f"/>
    </style:style>
    <style:style style:name="P102" style:family="paragraph" style:parent-style-name="Text_20_body">
      <style:text-properties officeooo:rsid="005f8a37" officeooo:paragraph-rsid="005f8a37"/>
    </style:style>
    <style:style style:name="P103" style:family="paragraph" style:parent-style-name="Text_20_body">
      <style:text-properties officeooo:rsid="005f8a37" officeooo:paragraph-rsid="006048e2"/>
    </style:style>
    <style:style style:name="P104" style:family="paragraph" style:parent-style-name="Text_20_body">
      <style:text-properties officeooo:rsid="00649091" officeooo:paragraph-rsid="00649091"/>
    </style:style>
    <style:style style:name="P105" style:family="paragraph" style:parent-style-name="Text_20_body">
      <style:text-properties officeooo:paragraph-rsid="00664320"/>
    </style:style>
    <style:style style:name="P106" style:family="paragraph" style:parent-style-name="Text_20_body">
      <style:text-properties officeooo:rsid="002beb0f" officeooo:paragraph-rsid="002beb0f"/>
    </style:style>
    <style:style style:name="T1" style:family="text">
      <style:text-properties fo:font-style="italic" style:font-style-asian="italic" style:font-style-complex="italic"/>
    </style:style>
    <style:style style:name="T2" style:family="text">
      <style:text-properties fo:font-style="italic" officeooo:rsid="000ebc5c" style:font-style-asian="italic" style:font-style-complex="italic"/>
    </style:style>
    <style:style style:name="T3" style:family="text">
      <style:text-properties fo:font-style="italic" officeooo:rsid="000fac98" style:font-style-asian="italic" style:font-style-complex="italic"/>
    </style:style>
    <style:style style:name="T4" style:family="text">
      <style:text-properties fo:font-style="italic" officeooo:rsid="0010d2e1" style:font-style-asian="italic" style:font-style-complex="italic"/>
    </style:style>
    <style:style style:name="T5" style:family="text">
      <style:text-properties fo:font-style="italic" officeooo:rsid="0011ac1d" style:font-style-asian="italic" style:font-style-complex="italic"/>
    </style:style>
    <style:style style:name="T6" style:family="text">
      <style:text-properties fo:font-style="italic" officeooo:rsid="00188920" style:font-style-asian="italic" style:font-style-complex="italic"/>
    </style:style>
    <style:style style:name="T7" style:family="text">
      <style:text-properties officeooo:rsid="000ebc5c"/>
    </style:style>
    <style:style style:name="T8" style:family="text">
      <style:text-properties officeooo:rsid="0011ac1d"/>
    </style:style>
    <style:style style:name="T9" style:family="text">
      <style:text-properties officeooo:rsid="0013971f"/>
    </style:style>
    <style:style style:name="T10" style:family="text">
      <style:text-properties fo:font-weight="normal" style:font-weight-asian="normal" style:font-weight-complex="normal"/>
    </style:style>
    <style:style style:name="T11" style:family="text">
      <style:text-properties fo:font-weight="normal" officeooo:rsid="000ebc5c" style:font-weight-asian="normal" style:font-weight-complex="normal"/>
    </style:style>
    <style:style style:name="T12" style:family="text">
      <style:text-properties fo:font-weight="normal" officeooo:rsid="001613bc" style:font-weight-asian="normal" style:font-weight-complex="normal"/>
    </style:style>
    <style:style style:name="T13" style:family="text">
      <style:text-properties fo:font-weight="normal" officeooo:rsid="001ea3d5" style:font-weight-asian="normal" style:font-weight-complex="normal"/>
    </style:style>
    <style:style style:name="T14" style:family="text">
      <style:text-properties officeooo:rsid="00154ab6"/>
    </style:style>
    <style:style style:name="T15" style:family="text">
      <style:text-properties officeooo:rsid="001613bc"/>
    </style:style>
    <style:style style:name="T16" style:family="text">
      <style:text-properties officeooo:rsid="0017976c"/>
    </style:style>
    <style:style style:name="T17" style:family="text">
      <style:text-properties officeooo:rsid="00188920"/>
    </style:style>
    <style:style style:name="T18" style:family="text">
      <style:text-properties officeooo:rsid="00249eb0"/>
    </style:style>
    <style:style style:name="T19" style:family="text">
      <style:text-properties officeooo:rsid="0024ce41"/>
    </style:style>
    <style:style style:name="T20" style:family="text">
      <style:text-properties officeooo:rsid="002817f6"/>
    </style:style>
    <style:style style:name="T21" style:family="text">
      <style:text-properties officeooo:rsid="002898fe"/>
    </style:style>
    <style:style style:name="T22" style:family="text">
      <style:text-properties fo:font-weight="bold" style:font-weight-asian="bold" style:font-weight-complex="bold"/>
    </style:style>
    <style:style style:name="T23" style:family="text">
      <style:text-properties fo:font-weight="bold" officeooo:rsid="002898fe" style:font-weight-asian="bold" style:font-weight-complex="bold"/>
    </style:style>
    <style:style style:name="T24" style:family="text">
      <style:text-properties officeooo:rsid="0029493b"/>
    </style:style>
    <style:style style:name="T25" style:family="text">
      <style:text-properties officeooo:rsid="002ad24c"/>
    </style:style>
    <style:style style:name="T26" style:family="text">
      <style:text-properties fo:font-variant="normal" fo:text-transform="none" style:font-name="apple-system" fo:font-size="10.5pt" fo:letter-spacing="normal" fo:font-style="normal" fo:font-weight="normal"/>
    </style:style>
    <style:style style:name="T27" style:family="text">
      <style:text-properties officeooo:rsid="00304595"/>
    </style:style>
    <style:style style:name="T28" style:family="text">
      <style:text-properties officeooo:rsid="003e9da6"/>
    </style:style>
    <style:style style:name="T29" style:family="text">
      <style:text-properties officeooo:rsid="00453694"/>
    </style:style>
    <style:style style:name="T30" style:family="text">
      <style:text-properties officeooo:rsid="0046d41e"/>
    </style:style>
    <style:style style:name="T31" style:family="text">
      <style:text-properties officeooo:rsid="004917ff"/>
    </style:style>
    <style:style style:name="T32" style:family="text">
      <style:text-properties officeooo:rsid="004b357a"/>
    </style:style>
    <style:style style:name="T33" style:family="text">
      <style:text-properties officeooo:rsid="00577963"/>
    </style:style>
    <style:style style:name="T34" style:family="text">
      <style:text-properties officeooo:rsid="005a4367"/>
    </style:style>
    <style:style style:name="T35" style:family="text">
      <style:text-properties officeooo:rsid="0042ebdf"/>
    </style:style>
    <style:style style:name="T36" style:family="text">
      <style:text-properties officeooo:rsid="005d5cc2"/>
    </style:style>
    <style:style style:name="T37" style:family="text">
      <style:text-properties officeooo:rsid="005d8963"/>
    </style:style>
    <style:style style:name="T38" style:family="text">
      <style:text-properties officeooo:rsid="005e475f"/>
    </style:style>
    <style:style style:name="T39" style:family="text">
      <style:text-properties officeooo:rsid="006048e2"/>
    </style:style>
    <style:style style:name="T40" style:family="text">
      <style:text-properties officeooo:rsid="006225ce"/>
    </style:style>
    <style:style style:name="T41" style:family="text">
      <style:text-properties officeooo:rsid="002beb0f"/>
    </style:style>
    <style:style style:name="T42" style:family="text">
      <style:text-properties officeooo:rsid="00664320"/>
    </style:style>
    <style:style style:name="T43" style:family="text">
      <style:text-properties officeooo:rsid="00558485"/>
    </style:style>
    <style:style style:name="T44" style:family="text">
      <style:text-properties officeooo:rsid="00590bb7"/>
    </style:style>
    <style:style style:name="T45" style:family="text">
      <style:text-properties officeooo:rsid="00697169"/>
    </style:style>
    <style:style style:name="T46" style:family="text">
      <style:text-properties officeooo:rsid="006b7e06"/>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bookmark-start text:name="__RefHeading___Toc3678_3630900315"/>Project<text:span text:style-name="T40">verslag project</text:span> 3: De Maakindustrie<text:bookmark-end text:name="__RefHeading___Toc3678_3630900315"/></text:h>
      <text:h text:style-name="P65" text:outline-level="1"><text:bookmark-start text:name="__RefHeading___Toc3680_3630900315"/>Appels met appels vergelijken mbv Computer Vision<text:bookmark-end text:name="__RefHeading___Toc3680_3630900315"/></text:h>
      <text:p text:style-name="P86"/>
      <text:p text:style-name="P90"/>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opgave</text:p>
          </text:index-title>
          <text:p text:style-name="P61"><text:a xlink:type="simple" xlink:href="#__RefHeading___Toc3678_3630900315" text:style-name="Index_20_Link" text:visited-style-name="Index_20_Link">Projectverslag project 3: De Maakindustrie<text:tab/>1</text:a></text:p>
          <text:p text:style-name="P61"><text:a xlink:type="simple" xlink:href="#__RefHeading___Toc3680_3630900315" text:style-name="Index_20_Link" text:visited-style-name="Index_20_Link">Appels met appels vergelijken mbv Computer Vision<text:tab/>1</text:a></text:p>
          <text:p text:style-name="P62"><text:a xlink:type="simple" xlink:href="#__RefHeading___Toc3682_3630900315" text:style-name="Index_20_Link" text:visited-style-name="Index_20_Link">Stappenplan<text:tab/>2</text:a></text:p>
          <text:p text:style-name="P62"><text:a xlink:type="simple" xlink:href="#__RefHeading___Toc3684_3630900315" text:style-name="Index_20_Link" text:visited-style-name="Index_20_Link">Uitwerking<text:tab/>5</text:a></text:p>
          <text:p text:style-name="P63"><text:a xlink:type="simple" xlink:href="#__RefHeading___Toc3686_3630900315" text:style-name="Index_20_Link" text:visited-style-name="Index_20_Link">Stap 0: project opzetten<text:tab/>5</text:a></text:p>
          <text:p text:style-name="P63"><text:a xlink:type="simple" xlink:href="#__RefHeading___Toc3688_3630900315" text:style-name="Index_20_Link" text:visited-style-name="Index_20_Link">Applecropper<text:tab/>5</text:a></text:p>
          <text:p text:style-name="P63"><text:a xlink:type="simple" xlink:href="#__RefHeading___Toc3690_3630900315" text:style-name="Index_20_Link" text:visited-style-name="Index_20_Link">Stap 1: afwijkingsherkenner<text:tab/>5</text:a></text:p>
          <text:p text:style-name="P63"><text:a xlink:type="simple" xlink:href="#__RefHeading___Toc3692_3630900315" text:style-name="Index_20_Link" text:visited-style-name="Index_20_Link">Stap 2 en 3: AQL en statistieken<text:tab/>6</text:a></text:p>
          <text:p text:style-name="P63"><text:a xlink:type="simple" xlink:href="#__RefHeading___Toc3694_3630900315" text:style-name="Index_20_Link" text:visited-style-name="Index_20_Link">Stap 4: chatbot<text:tab/>6</text:a></text:p>
          <text:p text:style-name="P63"><text:a xlink:type="simple" xlink:href="#__RefHeading___Toc3696_3630900315" text:style-name="Index_20_Link" text:visited-style-name="Index_20_Link">Stap 5: app bouwen<text:tab/>7</text:a></text:p>
          <text:p text:style-name="P63"><text:a xlink:type="simple" xlink:href="#__RefHeading___Toc3698_3630900315" text:style-name="Index_20_Link" text:visited-style-name="Index_20_Link">Conclusie<text:tab/>7</text:a></text:p>
          <text:p text:style-name="P62"><text:a xlink:type="simple" xlink:href="#__RefHeading___Toc3700_3630900315" text:style-name="Index_20_Link" text:visited-style-name="Index_20_Link">Bijlagen: aanvullende gedachten<text:tab/>8</text:a></text:p>
          <text:p text:style-name="P63"><text:a xlink:type="simple" xlink:href="#__RefHeading___Toc3702_3630900315" text:style-name="Index_20_Link" text:visited-style-name="Index_20_Link">Data analyse:<text:tab/>8</text:a></text:p>
          <text:p text:style-name="P63"><text:a xlink:type="simple" xlink:href="#__RefHeading___Toc3704_3630900315" text:style-name="Index_20_Link" text:visited-style-name="Index_20_Link">Data pre processing:<text:tab/>8</text:a></text:p>
          <text:p text:style-name="P63"><text:a xlink:type="simple" xlink:href="#__RefHeading___Toc3706_3630900315" text:style-name="Index_20_Link" text:visited-style-name="Index_20_Link">Data augmentatie:<text:tab/>9</text:a></text:p>
          <text:p text:style-name="P63"><text:a xlink:type="simple" xlink:href="#__RefHeading___Toc3708_3630900315" text:style-name="Index_20_Link" text:visited-style-name="Index_20_Link">Train the Model<text:tab/>10</text:a></text:p>
          <text:p text:style-name="P62"><text:a xlink:type="simple" xlink:href="#__RefHeading___Toc3710_3630900315" text:style-name="Index_20_Link" text:visited-style-name="Index_20_Link">Deliverables<text:tab/>11</text:a></text:p>
          <text:p text:style-name="P62"><text:a xlink:type="simple" xlink:href="#__RefHeading___Toc3712_3630900315" text:style-name="Index_20_Link" text:visited-style-name="Index_20_Link">User stories<text:tab/>11</text:a></text:p>
          <text:p text:style-name="P62"><text:a xlink:type="simple" xlink:href="#__RefHeading___Toc3714_3630900315" text:style-name="Index_20_Link" text:visited-style-name="Index_20_Link">Daily Kata Starter Questions<text:tab/>12</text:a></text:p>
          <text:p text:style-name="P62"><text:a xlink:type="simple" xlink:href="#__RefHeading___Toc3716_3630900315" text:style-name="Index_20_Link" text:visited-style-name="Index_20_Link">Diverse overwegingen<text:tab/>13</text:a></text:p>
          <text:p text:style-name="P63"><text:a xlink:type="simple" xlink:href="#__RefHeading___Toc3718_3630900315" text:style-name="Index_20_Link" text:visited-style-name="Index_20_Link">Debugging<text:tab/>17</text:a></text:p>
        </text:index-body>
      </text:table-of-content>
      <text:p text:style-name="P90"/>
      <text:p text:style-name="P90"/>
      <text:p text:style-name="P91"/>
      <text:h text:style-name="Heading_20_2" text:outline-level="2"><text:bookmark-start text:name="__RefHeading___Toc3682_3630900315"/><text:bookmark text:name="_Toc136290064"/><text:bookmark text:name="_Toc112583705"/><text:span text:style-name="T14">St</text:span>appenplan<text:bookmark-end text:name="__RefHeading___Toc3682_3630900315"/></text:h>
      <text:p text:style-name="P3"/>
      <text:p text:style-name="P3">Dit project bestaat uit meerdere onderdelen:<text:line-break/><text:line-break/></text:p>
      <text:p text:style-name="P3"/>
      <text:list xml:id="list1157545523" text:style-name="WWNum18">
        <text:list-item>
          <text:p text:style-name="P70"><text:span text:style-name="T10">Afwijking</text:span><text:span text:style-name="T11">sherkenner</text:span></text:p>
          <text:p text:style-name="P77"/>
          <text:p text:style-name="P70"><text:span text:style-name="T12">Data verzamelen </text:span><text:span text:style-name="T13">en toevoegen aan git ignore.</text:span><text:span text:style-name="T7"><text:line-break/></text:span><text:span text:style-name="T9">A</text:span><text:span text:style-name="T7">fwijking</text:span>en in appels herkennen<text:line-break/><text:line-break/><text:span text:style-name="T7">Model trainen met Pytorch o.b.v. Computer Vision<text:line-break/>CNN ontwerpen, trainen, valideren, testen<text:line-break/>Data augmentatie toepassen: <text:line-break/>- roteren<text:line-break/>- spiegelen<text:line-break/>- verschuiven<text:line-break/>- zoomen<text:line-break/>- ruis toevoegen<text:line-break/>- kleur veranderen<text:line-break/>- eventueel afbeeldingen toevoegen (met bron vermelding)<text:line-break/>Zelfgetraind model vergelijken met Transfer learning. Resnet gebruiken.<text:line-break/></text:span><text:span text:style-name="T16">Eerst zonder augmentatie en daarna nogmaals met augmentatie.</text:span><text:span text:style-name="T7"><text:line-break/></text:span><text:span text:style-name="T16">Classificeren A (healthy) , B (blotch) , C (rot) , D (scab) <text:s/>obv train data</text:span></text:p>
          <text:p text:style-name="P70"><text:line-break/><text:span text:style-name="T18">4 scenario’s uitwerken:</text:span><text:line-break/></text:p>
        </text:list-item>
      </text:list>
      <table:table table:name="Table2" table:style-name="Table2">
        <table:table-column table:style-name="Table2.A"/>
        <table:table-column table:style-name="Table2.B"/>
        <table:table-row>
          <table:table-cell table:style-name="Table2.A1" office:value-type="string">
            <text:p text:style-name="P27">1</text:p>
          </table:table-cell>
          <table:table-cell table:style-name="Table2.A1" office:value-type="string">
            <text:p text:style-name="P27">CNN + classifier</text:p>
          </table:table-cell>
        </table:table-row>
        <table:table-row>
          <table:table-cell table:style-name="Table2.A1" office:value-type="string">
            <text:p text:style-name="P27">2</text:p>
          </table:table-cell>
          <table:table-cell table:style-name="Table2.A1" office:value-type="string">
            <text:p text:style-name="P27">Augmentation + CNN + classifier</text:p>
          </table:table-cell>
        </table:table-row>
        <table:table-row>
          <table:table-cell table:style-name="Table2.A1" office:value-type="string">
            <text:p text:style-name="P27">3</text:p>
          </table:table-cell>
          <table:table-cell table:style-name="Table2.A1" office:value-type="string">
            <text:p text:style-name="P27">Resnet + classifier</text:p>
          </table:table-cell>
        </table:table-row>
        <table:table-row>
          <table:table-cell table:style-name="Table2.A1" office:value-type="string">
            <text:p text:style-name="P27">4</text:p>
          </table:table-cell>
          <table:table-cell table:style-name="Table2.A1" office:value-type="string">
            <text:p text:style-name="P27">Augmentation + Resnet + classifier</text:p>
          </table:table-cell>
        </table:table-row>
      </table:table>
      <text:list xml:id="list114452617535222" text:continue-numbering="true" text:style-name="WWNum18">
        <text:list-header>
          <text:p text:style-name="P70"/>
          <text:p text:style-name="P71"/>
        </text:list-header>
        <text:list-item>
          <text:p text:style-name="P72"><text:span text:style-name="T9">Kwaliteitslabel<text:line-break/></text:span>Keuring uitvoeren op een of meerdere appel <text:span text:style-name="T1">batches<text:line-break/></text:span><text:span text:style-name="T2">Model testen </text:span><text:span text:style-name="T3">en kwalificeren adhv </text:span><text:span text:style-name="T4">AQL: </text:span><text:span text:style-name="T3">Acceptance Quality Limit</text:span><text:span text:style-name="T2"><text:line-break/></text:span><text:span text:style-name="T4">AQL is een</text:span><text:span text:style-name="T2"> protocol is een industriestandaard voor statistische kwaliteitscontroles.<text:line-break/><text:line-break/>We hanteren de volgende kwaliteitslabels:</text:span></text:p>
          <text:p text:style-name="P71"><text:span text:style-name="T2">Klasse 1: kwaliteit appels is goed ge</text:span><text:span text:style-name="T4">n</text:span><text:span text:style-name="T2">oeg om in supermarkt of bij groe</text:span><text:span text:style-name="T5">n</text:span><text:span text:style-name="T2">teboer te liggen</text:span></text:p>
          <text:p text:style-name="P78">Klasse 2: kwaliteit appels is goed genoeg voor verwerking in appelmoes</text:p>
          <text:p text:style-name="P78">Klasse 3: kwaliteit appels is goed genoeg voor verwerking in stroop</text:p>
          <text:p text:style-name="P79">Afgekeurd: kwaliteit is onvoldoende voor bovenstaande toepassingen</text:p>
          <text:p text:style-name="P79"/>
          <text:p text:style-name="P73"><text:soft-page-break/><text:span text:style-name="T2"><text:line-break/></text:span><text:span text:style-name="T6">Per batch:</text:span><text:span text:style-name="T2"><text:line-break/></text:span></text:p>
        </text:list-item>
      </text:list>
      <table:table table:name="Table1" table:style-name="Table1">
        <table:table-column table:style-name="Table1.A" table:number-columns-repeated="3"/>
        <table:table-row>
          <table:table-cell table:style-name="Table1.A1" office:value-type="string">
            <text:p text:style-name="P18">Klasse</text:p>
          </table:table-cell>
          <table:table-cell table:style-name="Table1.A1" office:value-type="string">
            <text:p text:style-name="P18">AQL</text:p>
          </table:table-cell>
          <table:table-cell table:style-name="Table1.A1" office:value-type="string">
            <text:p text:style-name="P18">Omschrijving</text:p>
          </table:table-cell>
        </table:table-row>
        <table:table-row>
          <table:table-cell table:style-name="Table1.A1" office:value-type="string">
            <text:p text:style-name="P20">Klasse 1</text:p>
          </table:table-cell>
          <table:table-cell table:style-name="Table1.A1" office:value-type="string">
            <text:p text:style-name="Table_20_Contents"><text:span text:style-name="T8">AQL </text:span>&lt;<text:span text:style-name="T8">= 0.4</text:span></text:p>
          </table:table-cell>
          <table:table-cell table:style-name="Table1.A1" office:value-type="string">
            <text:p text:style-name="P4"><text:span text:style-name="T2">goed ge</text:span><text:span text:style-name="T4">n</text:span><text:span text:style-name="T2">oeg </text:span><text:span text:style-name="T5">voor</text:span><text:span text:style-name="T2"> supermarkt / groe</text:span><text:span text:style-name="T5">n</text:span><text:span text:style-name="T2">teboer </text:span></text:p>
          </table:table-cell>
        </table:table-row>
        <table:table-row>
          <table:table-cell table:style-name="Table1.A1" office:value-type="string">
            <text:p text:style-name="P20">Klasse 2</text:p>
          </table:table-cell>
          <table:table-cell table:style-name="Table1.A1" office:value-type="string">
            <text:p text:style-name="Table_20_Contents">0.4 &lt; <text:span text:style-name="T8">AQL &lt;</text:span> 6.5</text:p>
          </table:table-cell>
          <table:table-cell table:style-name="Table1.A1" office:value-type="string">
            <text:p text:style-name="P20">goed genoeg voor verwerking in appelmoes</text:p>
          </table:table-cell>
        </table:table-row>
        <table:table-row>
          <table:table-cell table:style-name="Table1.A1" office:value-type="string">
            <text:p text:style-name="P20">Klasse 3</text:p>
          </table:table-cell>
          <table:table-cell table:style-name="Table1.A1" office:value-type="string">
            <text:p text:style-name="Table_20_Contents">6.5 &lt; <text:span text:style-name="T8">AQL &lt;</text:span> 15.0</text:p>
          </table:table-cell>
          <table:table-cell table:style-name="Table1.A1" office:value-type="string">
            <text:p text:style-name="P20">goed genoeg voor verwerking in stroop</text:p>
          </table:table-cell>
        </table:table-row>
        <table:table-row>
          <table:table-cell table:style-name="Table1.A1" office:value-type="string">
            <text:p text:style-name="P20">Afgekeurd</text:p>
          </table:table-cell>
          <table:table-cell table:style-name="Table1.A1" office:value-type="string">
            <text:p text:style-name="P17">AQL &gt; 15.0</text:p>
          </table:table-cell>
          <table:table-cell table:style-name="Table1.A1" office:value-type="string">
            <text:p text:style-name="P20">onvoldoende voor bovenstaande toepassingen</text:p>
          </table:table-cell>
        </table:table-row>
      </table:table>
      <text:list xml:id="list114452304767307" text:continue-numbering="true" text:style-name="WWNum18">
        <text:list-header>
          <text:p text:style-name="P80"><text:line-break/><text:span text:style-name="T19">Als het fout gaat, waar moet je dan gaan tunen? Daar kom je achter door in de confusion matrix te kijken.<text:line-break/></text:span></text:p>
        </text:list-header>
        <text:list-item>
          <text:p text:style-name="P74">Statistieken<text:line-break/><text:span text:style-name="T9">Statistieken</text:span> over de <text:span text:style-name="T1">batches</text:span> weergeven<text:line-break/><text:span text:style-name="T7">Welke statistieken?<text:line-break/><text:line-break/>Statistieken:</text:span></text:p>
          <text:p text:style-name="P74">Naast een kwaliteitslabel (en de b<text:span text:style-name="T17">et</text:span>rouwbaarheid van het label) toont de applicatie ook het</text:p>
          <text:p text:style-name="P74">aantal gezonde en zieke appels, de laatste uitgesplitst in de categorieën gevlekt ( blotch),</text:p>
          <text:p text:style-name="P74">rot (rot) en schurft (scab).<text:line-break/><text:line-break/><text:span text:style-name="T17">Kun je obv samples iets zeggen over de hele partij? En hoe groot moet de sample size dan minimaal zijn?</text:span><text:line-break/></text:p>
        </text:list-item>
        <text:list-item>
          <text:p text:style-name="P71"><text:span text:style-name="T9">Chat functionaliteit<text:line-break/></text:span>Statistieken uitvragen via <text:span text:style-name="T9">een </text:span>chat<text:span text:style-name="T9">venster obv SBERT</text:span><text:line-break/><text:span text:style-name="T7">NLP?<text:line-break/><text:line-break/>Het gaat hierbij om de </text:span>herkenning van de semantische overeenkomst tussen zinnen die de gebruiker intypt en standaardzinnen waarop een standaardantwoord voorhanden is. Zo’n standaardantwoord kan variabele parameters bevatten zoals aantallen. Een voorbeeld:</text:p>
          <text:p text:style-name="P71"><text:line-break/>Vraag: “Hoeveel procent van de appels is gezond?”</text:p>
          <text:p text:style-name="P71">Antwoord: “{X} (bijv. 14) van de {Y} (bijv. 20) appels zijn gezond dus dat is {P}% (bijv.</text:p>
          <text:p text:style-name="P71">70%)”<text:line-break/><text:line-break/><text:span text:style-name="T17">Welke vragen wil je kunnen stellen?<text:line-break/></text:span></text:p>
        </text:list-item>
        <text:list-item>
          <text:p text:style-name="P75"><text:span text:style-name="T35">App bouwen<text:line-break/>Maak een app mbv </text:span><text:span text:style-name="T34">bijvoorbeeld </text:span><text:span text:style-name="T35">Streamlit </text:span><text:span text:style-name="T34">of tkinter</text:span><text:span text:style-name="T35">.<text:line-break/><text:line-break/></text:span><text:soft-page-break/><text:span text:style-name="Strong_20_Emphasis">Tkinter</text:span> is the most commonly used library for developing GUI (Graphical User Interface) in Python. It is a standard Python interface to the Tk GUI toolkit shipped with Python. As Tk and Tkinter are available on most of the Unix platforms as well as on the Windows system, developing GUI applications with Tkinter becomes the fastest and easiest.<text:line-break/><text:line-break/><text:a xlink:type="simple" xlink:href="https://www.geeksforgeeks.org/python-tkinter-tutorial/" text:style-name="Internet_20_link" text:visited-style-name="Visited_20_Internet_20_Link">https://www.geeksforgeeks.org/python-tkinter-tutorial/</text:a></text:p>
          <text:p text:style-name="P75"/>
          <text:p text:style-name="P81"><text:line-break/><text:line-break/></text:p>
        </text:list-item>
      </text:list>
      <text:p text:style-name="P1"/>
      <text:h text:style-name="P66" text:outline-level="2"><text:bookmark-start text:name="__RefHeading___Toc3684_3630900315"/>Uitwerking<text:bookmark-end text:name="__RefHeading___Toc3684_3630900315"/></text:h>
      <text:p text:style-name="P82"/>
      <text:p text:style-name="P82">Bij aanvang van het project hebben we eerst een stap 0 uitgevoerd.<text:line-break/></text:p>
      <text:h text:style-name="P68" text:outline-level="4"><text:bookmark-start text:name="__RefHeading___Toc3686_3630900315"/>S<text:span text:style-name="T15">tap 0: project opzetten</text:span><text:bookmark-end text:name="__RefHeading___Toc3686_3630900315"/></text:h>
      <text:p text:style-name="P98"><text:span text:style-name="T15"><text:line-break/><text:tab/>- Trello board inrichten<text:line-break/><text:tab/>- GIT inrichten: </text:span>aparte repository p3<text:span text:style-name="T15"> <text:line-break/><text:tab/>- business vraag inventariseren: gegeven in project omschrijving</text:span></text:p>
      <text:p text:style-name="Text_20_body"/>
      <text:p text:style-name="P89">Meteen bleek al dat de gegeven dataset enorm rommelig was en in deze vorm niet bruikbaar. Leuk, want zo zal het in een echt project ook gaan. </text:p>
      <text:p text:style-name="P89"/>
      <text:p text:style-name="P89">De namen van de verschillende notebooks beginnen met een nummer, die de stap in het project aangeeft. In eerste instantie is met een stap 0 begonnen, namelijk pre-processing. Omdat vanaf het begin af aan duidelijk was dat we daarmee moesten beginnen. Alleen hoe? Daarom zijn in deze notebook een aantal experimenten uitgevoerd om de afbeeldingen te bewerken. Dat kan via numpy maar ook rechtstreeks in PyTorch.</text:p>
      <text:p text:style-name="P89"/>
      <text:h text:style-name="Heading_20_4" text:outline-level="4"><text:bookmark-start text:name="__RefHeading___Toc3688_3630900315"/>Applecropper<text:bookmark-end text:name="__RefHeading___Toc3688_3630900315"/></text:h>
      <text:p text:style-name="P96">Op streamlit.io hebben we een app gevonden die bgremoval heet en dat staat voor background removal. Dat bleek ook bruikbaar voor het croppen van een appel uit een afbeelding. Alleen werkte deze app per afbeelding, dus hebben we die omgebouwd naar een app die batches kan verwerken.</text:p>
      <text:p text:style-name="P96"/>
      <text:h text:style-name="Heading_20_4" text:outline-level="4"><text:bookmark-start text:name="__RefHeading___Toc3690_3630900315"/>Stap 1: afwijkingsherkenner<text:bookmark-end text:name="__RefHeading___Toc3690_3630900315"/></text:h>
      <text:p text:style-name="P99">In deze stap bouwen we de eerste pip<text:span text:style-name="T38">e</text:span>line met:</text:p>
      <text:p text:style-name="P99">- preprocessing van de aangeleverde afbeeldingen</text:p>
      <text:p text:style-name="P99">- augmenteren van afbeeldingen om de hoeveelheid data kunstmatig te vergroten, zodat het model beter kan leren.</text:p>
      <text:p text:style-name="P99">- trainen van een model</text:p>
      <text:p text:style-name="P99">- opslaan van het model voor gebruik in de tweede pipeline.</text:p>
      <text:p text:style-name="P99"/>
      <text:p text:style-name="P97">We hebben twee modellen ontwikkeld: </text:p>
      <text:p text:style-name="P97">- <text:span text:style-name="T36">CNN classifier: </text:span>een eigen model naar het voorbeeld van het model uit het practicum.</text:p>
      <text:p text:style-name="P97">- <text:span text:style-name="T36">Resnet classifier:</text:span> een model gebaseerd op resnet. Daarbij hebben we resnet18 en resnet50 geprobeerd, maar het bleek dat resnet18 beter werkte en daarom zijn we daarmee verder gegaan.</text:p>
      <text:p text:style-name="P96"/>
      <text:p text:style-name="P96"><text:soft-page-break/>Zonder twijfel presteert het resnet model beter dan het eigen model. Wel hebben we gepr<text:span text:style-name="T36">o</text:span>beerd om het resnet model zoveel mogelij<text:span text:style-name="T36">k</text:span> te benaderen.</text:p>
      <text:p text:style-name="P101">Zoals eerder gezegd, is de dataset slecht in de zin dat er geen uniforme afbeeldingen zijn en dat ze veel onvolkomenheden bevatten. Met de pre-processing zorgen we er als eerste voor dat alle afbeeldingen van hetzelfde formaat zijn. Zo kunnen ze namelijk omgezet worden in Tensors van hetzelfde formaat. Andere acties zijn opschonen, zoals het croppen dat ervoor zorgt dat de achtergronden niet meer van invloed zijn bij het trainen van het model. Vreemd genoeg werd daardoor de performance van het model slechter.</text:p>
      <text:p text:style-name="P101">Augmentatie is een stap die ervoor zorgt dat je met een beperkte dataset toch meer voorbeelden krijgt. We hebben veel opties uitgeprobeerd, zoals later beschreven. Uiteindelijk worden die random toegevoegd bij het trainen, zodat het algoritme bij elke epoch andere voorbeelden krijgt.</text:p>
      <text:p text:style-name="P101">Tussentijds hebben we steeds de epoch met de laagste loss opgeslagen.</text:p>
      <text:p text:style-name="P99">Beide modellen zijn opgeslagen als .pth bestand waarbij we voor het CNN model het hele model hebben opgeslagen en voor het resnet model alleen de gewichten, omdat het model op zich in zijn geheel eenvoudig is op te roepen in de twee pipeline (de pipeline waar het model in opgeroepen en gebruikt worden om voorspellingen te doen).</text:p>
      <text:p text:style-name="P97"/>
      <text:h text:style-name="Heading_20_4" text:outline-level="4"><text:bookmark-start text:name="__RefHeading___Toc3692_3630900315"/>Stap 2 en 3: AQL en statistieken<text:bookmark-end text:name="__RefHeading___Toc3692_3630900315"/></text:h>
      <text:p text:style-name="P99">Stap 2 en 3 hebben we samengevoegd, omdat ze veel met elkaar te maken hebben. Het berekenen van de AQL en aansluitend enkele andere statistieken <text:span text:style-name="T37">geeft een uitkomst die niet heel betrouwbaar is, omdat de predictie van het model geen goede accuracy heeft.</text:span></text:p>
      <text:p text:style-name="P99"/>
      <text:p text:style-name="P102">We kregen de modellen uit stap 1 niet goed aan de praat. Achteraf bleek dat het CNN model niet goed was opgeslagen, zodat we het in de tweede pipeline niet goed op konden vragen. Het bleek dat we maar de helft van het model opsloegen, en dan werkt de tweede pipeline natuurlijk niet goed. Bij het CNN model hebben we ervoor gekozen om het hele model op te slaan (dus model en gewichten). Bij het resnet model konden we volstaan met het opslaan van de gewichten, omdat het hele resnet model eenvoudig was op te roepen in de tweede pipeline.</text:p>
      <text:p text:style-name="P102">Een ander probleem waar we tegen aan liepen was het gebruik van CUDA. Daarmee kan je het model trainen op een GPU. Het getrainde model kan je daarna ook in de tweede pipeline draaien op een GPU, maar dat is niet nodig. En ook niet elke computer heeft de beschikking over een NVIDIA GPU, zodat je tweede pipeline ook geschikt moet zijn voor gebruik op een CPU.</text:p>
      <text:p text:style-name="P102">Dat is eenvoudig op te lossen door de gewichten van het model dat getraind is op GPU om te zetten naar gewichten die geschikt zijn voor hergebruik op een CPU. En dat met 1 regel code. </text:p>
      <text:p text:style-name="P99"/>
      <text:h text:style-name="Heading_20_4" text:outline-level="4"><text:bookmark-start text:name="__RefHeading___Toc3694_3630900315"/>Stap 4: chatbot<text:bookmark-end text:name="__RefHeading___Toc3694_3630900315"/></text:h>
      <text:p text:style-name="P100">De chatbot is een eenvoudige chatbot gebaseerd op SBERT. </text:p>
      <text:p text:style-name="Text_20_body"/>
      <text:p text:style-name="P102"><text:soft-page-break/>We hebben vragen en antwoorden bedacht en die hard gecodeerd. Dat werkte prima. Wat nog niet kon, was een antwoord formuleren dat afhankelijk was van de uitkomst van het gebruikte model. We bedachten toen een constructie met een if statement, waardoor dat wel kon. </text:p>
      <text:p text:style-name="P102"/>
      <text:h text:style-name="P69" text:outline-level="4"><text:bookmark-start text:name="__RefHeading___Toc3696_3630900315"/>Stap 5: app bouwen<text:bookmark-end text:name="__RefHeading___Toc3696_3630900315"/></text:h>
      <text:p text:style-name="P102">Tegen het einde van het project kwam er nog een les over representatie van de complete oplossing. Het voorstel was om de interface uit te voeren in de vorm van een app. Compleet met een nieuwe app beginnen, was het leukste geweest, maar de tijd speelde ons parten. Om praktische redenen hebben we daarom gebruik gemaakt van tk en tkinter. Dat is een library die een van onze teamgenoten al bij een eerder project had gebruikt, zodat we hier snel mee aan de slag konden gaan.</text:p>
      <text:p text:style-name="P102">Bovenstaande geeft in het kort de projectstappen weer en waar we zoal tegen aan zijn gelopen. In de volgende bijlagen staan nog een aantal losse gedachten en overwegingen. Zoals altijd: was er meer tijd geweest, dan hadden we meer uit kunnen zoeken. Daarom hebben we al deze gedachten in de bijlagen gezet. Onderdeel van het project is ook dat je een planning kan maken die haalbaar en uitvoerbaar is, en dat hebben we dan ook gedaan. Met als resultaat de bovenstaande keuzes die we hebben uitgewerkt en andere, ook interessant gedachten, die we wel hebben bedacht maar niet hebben uitgevoerd.</text:p>
      <text:p text:style-name="P103">Op Kaggle hebben we een dataset gevonden, die wel heel mooi was, maar alleen goede en slechte appels in zich had. Dan krijg je een binair probleem. Dat was voor het AQL deel van het project een alternatief geweest, omdat je alleen goede van drie klassen slechte appels moest kunnen onderscheiden. Wat is het resultaat als je uit die Kaggl set alleen de goede appels aan de gegevene set goede appels toevoegt en dan op vier klassen gaat trainen? </text:p>
      <text:h text:style-name="Heading_20_4" text:outline-level="4"><text:bookmark-start text:name="__RefHeading___Toc3698_3630900315"/>Conclusie<text:bookmark-end text:name="__RefHeading___Toc3698_3630900315"/></text:h>
      <text:p text:style-name="P102">Van alle beschikbare mogelijkheden is het toepassen van resnet de grote winnaar. Het trainen met heel veel voorbeelden en dat overdragen met behulp van transfer learning is bijna onverslaanbaar.</text:p>
      <text:p text:style-name="P103">Graag hadden we nog een resnet18 volledig nagebouwd in ons eigen CNN model, en daar de gewichten van resnet aan toegevoegd. </text:p>
      <text:p text:style-name="P103">Een ander groot winstpunt is een betere dataset. Deze dataset was wel heel slecht, en dat was leuk, omdat je daardoor zoveel opties kon uitproberen om er toch wat van te maken. <text:span text:style-name="T39">Veel augmentatie opties waren eenvoudig in te bouwen, croppen was beduidend meer werk. Maar omdat we zo’n handige background remover tegen kwamen, hebben we het ook toegepast. Het hielp uiteindelijk heel weinig: resnet toepassen bleef de grote winnaar. Een goede leer voor de volgende keer. Als je snel een protoype wilt bouwen om te kijken of de gegeven dataset bruikbaar is voor een beoogd project. </text:span></text:p>
      <text:h text:style-name="P67" text:outline-level="2"><text:bookmark-start text:name="__RefHeading___Toc3700_3630900315"/>Bijlagen: aanvullende gedachten<text:bookmark-end text:name="__RefHeading___Toc3700_3630900315"/></text:h>
      <text:p text:style-name="P28"/>
      <text:h text:style-name="Heading_20_4" text:outline-level="4"><text:bookmark-start text:name="__RefHeading___Toc3702_3630900315"/>Data analyse:<text:bookmark-end text:name="__RefHeading___Toc3702_3630900315"/></text:h>
      <text:p text:style-name="P28"/>
      <text:p text:style-name="P31">Data: appels hangen in de test niet aan een boom, maar rollen over een lopende band.<text:line-break/>Dus foto aan de boom of foto met tekst niet relevant.<text:line-break/><text:line-break/>Is omzetten naar zwartwit (greyscale) voordeel? Want minder info.</text:p>
      <text:p text:style-name="P29"/>
      <text:p text:style-name="P29"><text:span text:style-name="T20">Afmetingen lopen van 100 pixels tot en met 2800 pixels. Is een standaard afmeting van 64 x 64 voldoende om een goed model te trainen?</text:span><text:line-break/></text:p>
      <text:h text:style-name="Heading_20_4" text:outline-level="4"><text:bookmark-start text:name="__RefHeading___Toc3704_3630900315"/>Data pre processing:<text:bookmark-end text:name="__RefHeading___Toc3704_3630900315"/></text:h>
      <text:p text:style-name="P28">Enkel resizen of ook croppen.</text:p>
      <text:p text:style-name="P28"/>
      <text:p text:style-name="P30">Hoe ga je croppen?</text:p>
      <text:p text:style-name="P30">- eerst handmatig annoteren en daarna croppen</text:p>
      <text:p text:style-name="P30">- volledig automatisch annoteren en croppen</text:p>
      <text:p text:style-name="P30"/>
      <text:p text:style-name="P6"><text:span text:style-name="T23">Voorbeeld handmatig croppen</text:span><text:span text:style-name="T21"><text:line-break/>met labelImg<text:line-break/><text:line-break/>!pip install labelimg</text:span></text:p>
      <text:p text:style-name="P6"/>
      <text:p text:style-name="P6"><text:span text:style-name="T24">Daarna kan je in de terminal vanaf de prompt starten met labelImg</text:span><text:span text:style-name="T21"><text:line-break/><text:line-break/>Het pakket wordt niet meer actief onderhouden en daarom zijn enkele aanpassingen nodig om het goed te kunnen draaien:<text:line-break/></text:span><text:a xlink:type="simple" xlink:href="https://github.com/heartexlabs/labelImg/issues/872" text:style-name="Internet_20_link" text:visited-style-name="Visited_20_Internet_20_Link"><text:span text:style-name="T21">https://github.com/heartexlabs/labelImg/issues/872</text:span></text:a><text:span text:style-name="T21"><text:line-break/><text:line-break/></text:span>Some Corrections :</text:p>
      <text:list xml:id="list1357971216" text:style-name="L1">
        <text:list-item>
          <text:p text:style-name="P92">File <text:span text:style-name="Source_20_Text">canvas.py</text:span> </text:p>
        </text:list-item>
      </text:list>
      <text:p text:style-name="Quotations">x:\xxxxx\Python31x\site-packages\libs\canvas.py</text:p>
      <text:list xml:id="list3054873549" text:style-name="L2">
        <text:list-item>
          <text:p text:style-name="P93">line <text:span text:style-name="Source_20_Text">526</text:span> :<text:line-break/>from : </text:p>
          <text:p text:style-name="P87">p.drawRect(left_top.x(), left_top.y(), rect_width, rect_height)</text:p>
          <text:p text:style-name="P93">to : </text:p>
          <text:p text:style-name="P87">p.drawRect(int(left_top.x()), int(left_top.y()), int(rect_width), int(rect_height))</text:p>
        </text:list-item>
        <text:list-item>
          <text:p text:style-name="P93"><text:soft-page-break/>line <text:span text:style-name="Source_20_Text">530</text:span> :<text:line-break/>from : </text:p>
          <text:p text:style-name="P87">p.drawLine(self.prev_point.x(), 0, self.prev_point.x(), self.pixmap.height())</text:p>
          <text:p text:style-name="P93">to : </text:p>
          <text:p text:style-name="P87">p.drawLine(int(self.prev_point.x()), 0, int(self.prev_point.x()), int(self.pixmap.height()))</text:p>
        </text:list-item>
        <text:list-item>
          <text:p text:style-name="P93">line <text:span text:style-name="Source_20_Text">531</text:span> :<text:line-break/>from : </text:p>
          <text:p text:style-name="P87">p.drawLine(0, self.prev_point.y(), self.pixmap.width(), self.prev_point.y())</text:p>
          <text:p text:style-name="P93">to : </text:p>
          <text:p text:style-name="P87">p.drawLine(0, int(self.prev_point.y()), int(self.pixmap.width()), int(self.prev_point.y()))</text:p>
        </text:list-item>
      </text:list>
      <text:list xml:id="list678742548" text:style-name="L3">
        <text:list-item>
          <text:p text:style-name="P94">File <text:span text:style-name="Source_20_Text">labelImg.py</text:span> </text:p>
        </text:list-item>
      </text:list>
      <text:p text:style-name="Quotations">x:\xxxxx\Python31x\site-packages\labelImg\labelImg.py</text:p>
      <text:list xml:id="list326530211" text:style-name="L4">
        <text:list-item>
          <text:p text:style-name="P95">line <text:span text:style-name="Source_20_Text">965</text:span> :<text:line-break/>from : </text:p>
          <text:p text:style-name="P88">bar.setValue(bar.value() + bar.singleStep() * units)</text:p>
          <text:p text:style-name="P95">to : </text:p>
          <text:p text:style-name="P88">bar.setValue(int(bar.value() + bar.singleStep() * units))</text:p>
        </text:list-item>
      </text:list>
      <text:p text:style-name="P30"/>
      <text:p text:style-name="P30"/>
      <text:p text:style-name="P30">Croppen doe je door:</text:p>
      <text:p text:style-name="P30">- afbeelding te selecteren<text:line-break/>- ctrl W</text:p>
      <text:p text:style-name="P30">- de bounding box selecteren</text:p>
      <text:p text:style-name="P30">- ctrl S: coordinaten opslaan<text:line-break/></text:p>
      <text:p text:style-name="P30"><text:span text:style-name="T22">Voorbeeld volledig automatisch annoteren en croppen </text:span><text:line-break/>Bijvoorbeeld met YOLO</text:p>
      <text:p text:style-name="P28"/>
      <text:h text:style-name="Heading_20_4" text:outline-level="4"><text:bookmark-start text:name="__RefHeading___Toc3706_3630900315"/>Data augmentatie:<text:bookmark-end text:name="__RefHeading___Toc3706_3630900315"/></text:h>
      <text:p text:style-name="P28">Dit kan met :</text:p>
      <text:p text:style-name="P28"><text:a xlink:type="simple" xlink:href="https://albumentations.ai/docs/examples/example/" text:style-name="Internet_20_link" text:visited-style-name="Visited_20_Internet_20_Link">https://albumentations.ai/docs/examples/example/</text:a></text:p>
      <text:p text:style-name="P28">Dit werkt obv cv (opencv) en maakt er numpy arrays van.</text:p>
      <text:p text:style-name="P28">Maar dan moet je er daarna nog Tensors van maken. Dat geeft heel veel foutmeldingen.</text:p>
      <text:p text:style-name="P28"/>
      <text:p text:style-name="P28"><text:soft-page-break/>Daarom is het eenvoudiger om van de afbeeldingen meteen Tensors te maken en de augmentatie / andere bewerkingen direct in PyTorch te doen.</text:p>
      <text:p text:style-name="P28"/>
      <text:p text:style-name="P28">Aanvullend wegschrijven als .jpg kan, maar is niet nodig. Het levert in de regel veel grotere afbeeldingen op omdat ze in jpg on-gecomprimeerd worden weggeschreven.</text:p>
      <text:p text:style-name="P28">Wegschrijven is niet nodig als je de augmentatie opslaat als Tensors en dat wegschrijft als pickle of pytorch file op schijf.</text:p>
      <text:p text:style-name="P28"/>
      <text:p text:style-name="P28">Wil je er daarna plaatjes uit laten zien, dan gebruik je de weergave functie in PyTorch.</text:p>
      <text:p text:style-name="P28"/>
      <text:p text:style-name="P28"/>
      <text:h text:style-name="Heading_20_4" text:outline-level="4"><text:bookmark-start text:name="__RefHeading___Toc3708_3630900315"/>Train the Model<text:bookmark-end text:name="__RefHeading___Toc3708_3630900315"/></text:h>
      <text:p text:style-name="Text_20_body"/>
      <text:p text:style-name="Text_20_body"><text:tab/><text:span text:style-name="T25">Hoe is het model opgebouwd?</text:span></text:p>
      <text:p text:style-name="Text_20_body"/>
      <text:p text:style-name="Text_20_body"><text:tab/><text:span text:style-name="T25">Eerst alle images resizen naar 224 x 224, anders kan je er geen Tensors van maken.</text:span></text:p>
      <text:p text:style-name="Text_20_body"/>
      <text:p text:style-name="P104">Opbouw van de lagen in het model:</text:p>
      <text:p text:style-name="Text_20_body"><text:tab/><text:span text:style-name="T25">Conv1 = 224 – 3 channels + 1 (altijd) + 2 (voor de stride)</text:span></text:p>
      <text:p text:style-name="Text_20_body"><text:tab/><text:span text:style-name="T25">maxpool = 2 → 224/2 = 112</text:span></text:p>
      <text:p text:style-name="P32"><text:tab/><text:span text:style-name="T25">Conv2 = 112 – 3 channels + 1 (altijd) + 2 (voor de stride)</text:span></text:p>
      <text:p text:style-name="P105"><text:tab/><text:span text:style-name="T25">maxpool = 2 → 112/2 = 56<text:line-break/><text:line-break/><text:tab/>Naar lineair: 32 x 56 x56, 128 met 32 output vorige laag en 56 x 56 zoals hierboven <text:tab/>berekend. 128 is input voor volgende laag.</text:span></text:p>
      <text:p text:style-name="P105"/>
      <text:p text:style-name="P105"><text:span text:style-name="T42">Alternatief model:</text:span></text:p>
      <text:p text:style-name="P105"><text:span text:style-name="T41">Resnet gebruiken: op 1000 </text:span><text:span text:style-name="T42">klassen</text:span><text:span text:style-name="T41"> getraind, maar niet op appels met afwijkingen.</text:span></text:p>
      <text:p text:style-name="P33">Check of jouw <text:span text:style-name="T42">klasse</text:span> al bestaat, grote kans van niet en dan:</text:p>
      <text:p text:style-name="P33">Laatste laag eraf en die hertrainen met jouw data.</text:p>
      <text:p text:style-name="P33">En daarmee wordt het een pre-trained model.</text:p>
      <text:p text:style-name="P33"/>
      <text:p text:style-name="P33">Transfer learning: de bestaande weights and bias van Resnet hergebruiken voor <text:span text:style-name="T42">het trainen van </text:span>jouw data.</text:p>
      <text:p text:style-name="P33"/>
      <text:p text:style-name="P2"/>
      <text:h text:style-name="Heading_20_2" text:outline-level="2"><text:bookmark-start text:name="__RefHeading___Toc3710_3630900315"/>Deliverables<text:bookmark-end text:name="__RefHeading___Toc3710_3630900315"/></text:h>
      <text:p text:style-name="P1">Vastlegging van inzichten en experimenten in een Jupyter Notebook</text:p>
      <text:p text:style-name="P1">Korte onderbouwing van gemaakte keuzes (ontwerp, implementatie)</text:p>
      <text:p text:style-name="P1">Overzicht van de testresultaten (nauwkeurigheid, foutmarges) en advies</text:p>
      <text:p text:style-name="P1">(bruikbaarheid?)</text:p>
      <text:p text:style-name="P1">Uitdraai van de git historie (geeft een beeld van het software development</text:p>
      <text:p text:style-name="P1">proces)</text:p>
      <text:p text:style-name="P1">De uiteindelijke broncode moet als zip-bestand worden ge-upload naar je eigen</text:p>
      <text:p text:style-name="P1">Teams kanaal. Volg hiervoor de stappen op</text:p>
      <text:p text:style-name="P5"><text:a xlink:type="simple" xlink:href="https://github.com/AlxcNL/MakeAIWork2/blob/main/PROJECT_EXPORT.md" text:style-name="Internet_20_link" text:visited-style-name="Visited_20_Internet_20_Link">https://github.com/AlxcNL/MakeAIWork2/blob/main/PROJECT_EXPORT.md</text:a></text:p>
      <text:p text:style-name="P5"/>
      <text:h text:style-name="Heading_20_2" text:outline-level="2"><text:bookmark-start text:name="__RefHeading___Toc3712_3630900315"/>User stories<text:bookmark-end text:name="__RefHeading___Toc3712_3630900315"/></text:h>
      <text:p text:style-name="P8">Stappenplan opdelen in user stories</text:p>
      <text:p text:style-name="P8"/>
      <text:h text:style-name="P66" text:outline-level="2"><text:bookmark-start text:name="__RefHeading___Toc3714_3630900315"/>Daily Kata Starter Questions<text:bookmark-end text:name="__RefHeading___Toc3714_3630900315"/></text:h>
      <text:p text:style-name="P8">1) Wat is het einddoel? Wat heb en kun je aan het einde van het project?</text:p>
      <text:p text:style-name="P8">2) Waar sta je nu?</text:p>
      <text:p text:style-name="P8">3) Zijn er obstakels die je verhinderen om het doel te bereiken?</text:p>
      <text:p text:style-name="P8">Zo ja, van welke ondervind je op dit moment hinder?</text:p>
      <text:p text:style-name="P8">4) Gegeven het einddoel en waar je nu staat, wat is de volgende stap?</text:p>
      <text:p text:style-name="P8">5) Hoe kun je de stap dusdanig klein maken dat je die vandaag in zijn geheel kunt</text:p>
      <text:p text:style-name="P8">nemen?</text:p>
      <text:p text:style-name="P8"/>
      <text:p text:style-name="P8"/>
      <text:p text:style-name="P9">Scrum: Epic / verdelen in user stories</text:p>
      <text:p text:style-name="P9">en de user stories verdelen in taken.</text:p>
      <text:p text:style-name="P9"/>
      <text:p text:style-name="P9"/>
      <text:p text:style-name="P9"/>
      <text:p text:style-name="P11">taken:</text:p>
      <text:p text:style-name="P9">- data pipeline van apple images</text:p>
      <text:p text:style-name="P9">- EDA</text:p>
      <text:p text:style-name="P9">- techniek selecteren: CNN plus classifier / <text:span text:style-name="T15">variant met Resnet</text:span></text:p>
      <text:p text:style-name="P9">- infra nodig om te trainen</text:p>
      <text:p text:style-name="P10">- model trainen om appels te classificeren</text:p>
      <text:p text:style-name="P10">- <text:span text:style-name="T15">prototypen als manier van werken</text:span></text:p>
      <text:p text:style-name="P10"/>
      <text:p text:style-name="P10"/>
      <text:p text:style-name="P10"/>
      <text:h text:style-name="P66" text:outline-level="2"><text:bookmark-start text:name="__RefHeading___Toc3716_3630900315"/>D<text:span text:style-name="T45">ivers</text:span>e <text:span text:style-name="T45">overwegingen</text:span><text:bookmark-end text:name="__RefHeading___Toc3716_3630900315"/></text:h>
      <text:p text:style-name="P12"/>
      <text:p text:style-name="P13">Data ophalen: staan in mappen. Kan je dat geautomatiseerd binnen halen?</text:p>
      <text:p text:style-name="P13"/>
      <text:p text:style-name="P13">Data exploration: wat is de kwaliteit van de images?</text:p>
      <text:p text:style-name="P13"/>
      <text:p text:style-name="P13">Wat zijn de categorieën? Ben ik in staat om die zelf als mens waar te nemen?</text:p>
      <text:p text:style-name="P13"/>
      <text:p text:style-name="P13">Feature extraction: welke eigenschappen zijn onderscheidend? Welke combinaties kan ik maken?</text:p>
      <text:p text:style-name="P13"/>
      <text:p text:style-name="P13">Data storage: waar sla je de bewerkte data op? Save data als tensors?</text:p>
      <text:p text:style-name="P13">Ook een centrale plaats van het model voor build en run. Save model.</text:p>
      <text:p text:style-name="P13"/>
      <text:p text:style-name="P13">Data selection: </text:p>
      <text:p text:style-name="P13">- genoeg samples per cat? Kan je uitbreiden mbv augmentatie. Graag deze aangemaakte / fake data in aparte mappen plaatsen.</text:p>
      <text:p text:style-name="P13">- welke samples weglaten? Zoals aan een boom of op een schilderij. Wel bruikbaar om te testen?</text:p>
      <text:p text:style-name="P13">- onderverdelen in train en test</text:p>
      <text:p text:style-name="P13"/>
      <text:p text:style-name="P13"/>
      <text:p text:style-name="P16">Belangrijkste conclusie: de plaatjes hebben verschillende afmetingen, dus dat moet je uniformeren. Dat is een pre processing stap. Dat kan bijvoorbeeld met croppen waarbij je alleen het deel van de afbeelding neemt dat belangrijk is. Zo weet je al dat het een appel is maar moet je controleren op afwijkingen op die appel.</text:p>
      <text:p text:style-name="P16">Andere manier: gebruik alleen de plaatjes die van een bepaald formaat zijn en die niet dubbel of ge-augmenteerd in de set zitten. </text:p>
      <text:p text:style-name="P16">Kan je de plaatjes reduceren tot zwartwit? Heb je dan genoeg info om te classificeren?</text:p>
      <text:p text:style-name="P16"/>
      <text:p text:style-name="P16"><text:a xlink:type="simple" xlink:href="https://stackoverflow.com/questions/64971976/how-to-resize-a-batch-of-images-for-use-with-pytorch-linear-regression" text:style-name="Internet_20_link" text:visited-style-name="Visited_20_Internet_20_Link">https://stackoverflow.com/questions/64971976/how-to-resize-a-batch-of-images-for-use-with-pytorch-linear-regression</text:a></text:p>
      <text:p text:style-name="P16"/>
      <text:p text:style-name="P13"><text:a xlink:type="simple" xlink:href="https://deeplearning.cms.waikato.ac.nz/user-guide/class-maps/IMAGENET/" text:style-name="Internet_20_link" text:visited-style-name="Visited_20_Internet_20_Link">https://deeplearning.cms.waikato.ac.nz/user-guide/class-maps/IMAGENET/</text:a></text:p>
      <text:p text:style-name="P40">Er is een klass appel maar die is niet bruikbaar want daarmee kan je appels van elkaar onderscheiden en je wilt van een set appels andere kenmerken onderscheiden.</text:p>
      <text:p text:style-name="P40">Op welke categorei zet je dan je resnet? <text:span text:style-name="T27">Categorie is 956 or other (means removing the last layer?).</text:span></text:p>
      <text:p text:style-name="P13"/>
      <text:p text:style-name="P13"/>
      <text:p text:style-name="P13"><text:a xlink:type="simple" xlink:href="https://debuggercafe.com/implementing-resnet18-in-pytorch-from-scratch/" text:style-name="Internet_20_link" text:visited-style-name="Visited_20_Internet_20_Link">https://debuggercafe.com/implementing-resnet18-in-pytorch-from-scratch/</text:a></text:p>
      <text:p text:style-name="P13"/>
      <text:p text:style-name="P13"/>
      <text:p text:style-name="P14"/>
      <text:p text:style-name="P13"/>
      <text:p text:style-name="P42">Model is aan het overfitten, dus dropout toevoegen.</text:p>
      <text:p text:style-name="P42"/>
      <text:p text:style-name="P42">en de training performance gaat zo hard vooruit, dat je kan proberen om de lr te verlagen.</text:p>
      <text:p text:style-name="P42"/>
      <text:p text:style-name="P42"><text:span text:style-name="T26">Voor de liefhebber, hier een makkelijke manier om data augmentatie toe te voegen aan je dataloader: </text:span><text:a xlink:type="simple" xlink:href="https://towardsdatascience.com/data-augmentations-in-torchvision-5d56d70c372e" office:target-frame-name="_blank" xlink:show="new" text:style-name="Internet_20_link" text:visited-style-name="Visited_20_Internet_20_Link"><text:span text:style-name="T26">https://towardsdatascience.com/data-augmentations-in-torchvision-5d56d70c372e</text:span></text:a></text:p>
      <text:p text:style-name="P34"/>
      <text:p text:style-name="P35">in order to do that we have to do no augmentation on the test data</text:p>
      <text:p text:style-name="P35"/>
      <text:p text:style-name="P35">dus rewrite code of transforms in order to do that.</text:p>
      <text:p text:style-name="P35"/>
      <text:p text:style-name="P35"/>
      <text:p text:style-name="P35">___</text:p>
      <text:p text:style-name="P35"/>
      <text:p text:style-name="P35"/>
      <text:p text:style-name="P35">Object detectie werkt anders dan classificatie: je hebt een appel of niet. Omdat het model denkt dat er altijd een appel op het plaatje staat. 10% plaatjes toevoegen waarop geen interessante objecten staan om te leren dat je ook plaatjes zonder appel kunt hebben.</text:p>
      <text:p text:style-name="P35"/>
      <text:p text:style-name="P36">Een aantal opties bieden enkele procenten vooruit, en croppen ook maar het kost heel veel tijd.</text:p>
      <text:p text:style-name="P36">Eerst model optimaliseren, augmentatie, dropout zit erin, dan pas naar croppen kijken.</text:p>
      <text:p text:style-name="P36"/>
      <text:p text:style-name="P36">Samenvatting van afsluiting met Frank:</text:p>
      <text:p text:style-name="P36">• het model dat we hebben 'overfitt', ongeveer na 8 epochs. Een manier om dit tegen te gaan is door 'drop – out' <text:s/>toe te voegen.</text:p>
      <text:p text:style-name="P36"><text:s text:c="4"/>• Do only augmentation on the training-data (op de test-data wil je kijken hoe goed je model scoort op 'echte' data)</text:p>
      <text:p text:style-name="P36"><text:s text:c="4"/>• plaatjes 'croppen' levert waarschijnlijk niet genoeg winst op t.o.v. de moeite die je er in moet steken om ze te croppen. </text:p>
      <text:p text:style-name="P36"><text:s text:c="4"/>• Pas als je drop-out en data-augmentatie goed hebt toegepast en je accuracy is daardoor al flink omhoog gegaan, dan pas kun je eens gaan denken aan 'croppen'.</text:p>
      <text:p text:style-name="P36"><text:s text:c="4"/>• Kijk dan eerst met <text:s/>grad-cam of je model wel kijkt naar 'de blaadjes van de appelboom, in plaats van naar de appels in de boom'. Als dat het geval is, is het zinvol om te gaan werken aan croppen.</text:p>
      <text:p text:style-name="P36"/>
      <text:p text:style-name="P36">Optimizer: Adam is de beste die er is!!! </text:p>
      <text:p text:style-name="P13"/>
      <text:p text:style-name="P13"/>
      <text:p text:style-name="P39">Train acc van 100% is niet reëel. Dan is de kans heel groot dat het model aan het overfitten is.</text:p>
      <text:p text:style-name="P39"/>
      <text:p text:style-name="P39">Info over hoe/waar dropout toe te passen:</text:p>
      <text:p text:style-name="P39"><text:a xlink:type="simple" xlink:href="https://stackoverflow.com/questions/59003591/how-to-implement-dropout-in-pytorch-and-where-to-apply-it" text:style-name="Internet_20_link" text:visited-style-name="Visited_20_Internet_20_Link">https://stackoverflow.com/questions/59003591/how-to-implement-dropout-in-pytorch-and-where-to-apply-it</text:a></text:p>
      <text:p text:style-name="P39"/>
      <text:p text:style-name="P39"><text:a xlink:type="simple" xlink:href="https://pytorch.org/docs/stable/generated/torch.nn.Dropout.html#torch.nn.Dropout" text:style-name="Internet_20_link" text:visited-style-name="Visited_20_Internet_20_Link">https://pytorch.org/docs/stable/generated/torch.nn.Dropout.html#torch.nn.Dropout</text:a></text:p>
      <text:p text:style-name="P39"><text:soft-page-break/></text:p>
      <text:p text:style-name="P39">___</text:p>
      <text:p text:style-name="P39"/>
      <text:p text:style-name="P39">validation inbouwen en daar de acc van meten bij elke epoch en dat weergeven in een grafiek.</text:p>
      <text:p text:style-name="P39"/>
      <text:p text:style-name="P41">Welke cat gebruiken wij in ons model? 956 of strip the last layer and train your own as last layer.</text:p>
      <text:p text:style-name="P39"/>
      <text:p text:style-name="P39"/>
      <text:p text:style-name="P13"/>
      <text:p text:style-name="P15">___</text:p>
      <text:p text:style-name="P15"/>
      <text:p text:style-name="P15">Evenwichtige verdeling klassen is Wrs </text:p>
      <text:p text:style-name="P15">Weighted random sampling alleen nodig als de klassen heel erg onevenredig verdeeld zijn</text:p>
      <text:p text:style-name="P15"/>
      <text:p text:style-name="P15">Gebruik deed om trainingen te kunnen herhalen</text:p>
      <text:p text:style-name="P15"/>
      <text:p text:style-name="P15">Bouw cropping in : dat met Yolo doen is volgens Frank niet logisch</text:p>
      <text:p text:style-name="P15"/>
      <text:p text:style-name="P15">Bouw data augmentatie in the fly in: zoek op build augmentation in dataloader </text:p>
      <text:p text:style-name="P15">Of :</text:p>
      <text:p text:style-name="P15">Build Custom dataloader with augmentation</text:p>
      <text:p text:style-name="P15"/>
      <text:p text:style-name="P15"/>
      <text:p text:style-name="P15">Van data naar Torch rechtstreeks kan ook via numpy</text:p>
      <text:p text:style-name="P15"/>
      <text:p text:style-name="P15"/>
      <text:p text:style-name="P43">Resnet is het best. Maar wat zit daar in? Kan je kijken welke lagen er in zitten en hoe kunnen we daar zelf een heel goed netwerk mee maken?</text:p>
      <text:p text:style-name="P44"/>
      <text:p text:style-name="P45">Resnet 18 werkt trouwens beter dan resnet50. En die data acties hebben flink invloed op het eigen netwerk, maar in resnet zit dat waarschijnlijk allemaal al. Tenzij je je eigen netwerk groter gaat maken zodat je resnet benaderd. Maar dan nog heb je niet de dataset van resnet.</text:p>
      <text:p text:style-name="P44"/>
      <text:p text:style-name="P44">Zo kun je dus je eigen netwerk verbeteren. Dat is ook een stap die je kunt zetten.</text:p>
      <text:p text:style-name="P44"/>
      <text:p text:style-name="P44">___</text:p>
      <text:p text:style-name="P44">Je kan ook een validatie dataset inbouwen maar dan gaat dat ook van je train set af. Omdat die al zo klein is is het de vraag pf je resultaat daarvan verbetert. Je kan die data dan beter in je train set laten zitten en dan valideren met de test set.</text:p>
      <text:p text:style-name="P44"/>
      <text:p text:style-name="P44"/>
      <text:p text:style-name="P44">___</text:p>
      <text:p text:style-name="P44"/>
      <text:p text:style-name="P46">Gebruiken wij softmax?<text:line-break/><text:line-break/>Gebruiken wij autostop?</text:p>
      <text:p text:style-name="P46"/>
      <text:p text:style-name="P46">Hebben wij van alle klassen evenveel samples?</text:p>
      <text:p text:style-name="P46"/>
      <text:p text:style-name="P46">Maak een confusion matrix.</text:p>
      <text:p text:style-name="P46"/>
      <text:p text:style-name="P46">AQL: samples aanbieden en tellingen terug. Qua telling heb je goede appels en 3 groepen niet-goede appels. En die drie groepen tel je bij elkaar op.</text:p>
      <text:p text:style-name="P49">Met LIST POP kun je je trekking uit je totaal verwijderen om daarna de volgende trekking te kunnen doen.</text:p>
      <text:p text:style-name="P49"/>
      <text:p text:style-name="P49"><text:a xlink:type="simple" xlink:href="https://medium.com/glinb/acceptance-sampling-plan-and-classifier-34bf49ec9130" text:style-name="Internet_20_link" text:visited-style-name="Visited_20_Internet_20_Link">https://medium.com/glinb/acceptance-sampling-plan-and-classifier-34bf49ec9130</text:a></text:p>
      <text:p text:style-name="P49"/>
      <text:p text:style-name="P46"/>
      <text:p text:style-name="P46"><text:a xlink:type="simple" xlink:href="https://universe.roboflow.com/" text:style-name="Internet_20_link" text:visited-style-name="Visited_20_Internet_20_Link">https://universe.roboflow.com/</text:a></text:p>
      <text:p text:style-name="P48">Een tool die Jiyoon gebruikt om te annoteren. Het pakket kan ook de bijbehorende python code genereren en gebruik maken van Yolo v5 en v8.</text:p>
      <text:p text:style-name="P48"/>
      <text:p text:style-name="P47"/>
      <text:p text:style-name="P46"/>
      <text:p text:style-name="P50">Het best_model_<text:span text:style-name="T28">1</text:span>.pth is het model dat de laagste test loss heeft. Dat is meestal dan ook de hoogste acc maar andersom niet altijd. Als de acc gelijk is kan de loss verschillen.</text:p>
      <text:p text:style-name="P50"/>
      <text:p text:style-name="P51">best_model.pth is het beste model onder de best models. Die is getraind met 250 epochs en een lage <text:s/>learning rate.</text:p>
      <text:p text:style-name="P50"/>
      <text:p text:style-name="P50"/>
      <text:h text:style-name="Heading_20_4" text:outline-level="4"><text:bookmark-start text:name="__RefHeading___Toc3718_3630900315"/><text:soft-page-break/>Debugging<text:bookmark-end text:name="__RefHeading___Toc3718_3630900315"/></text:h>
      <text:p text:style-name="P52"/>
      <text:p text:style-name="P52">Team_model_final.ipynb is saved as Team_model_final_v2.ipynb with the following fixes:</text:p>
      <text:p text:style-name="P52"/>
      <text:p text:style-name="P53">1. going from cnn to lineair <text:line-break/><text:span text:style-name="T30">In the first linear layer t</text:span>he calculation is wrong. Over 1 million neurons are activated, but only 32 x 56 x 56 <text:span text:style-name="T30">= 100.352 </text:span>are needed.<text:line-break/><text:line-break/>2. saving the model<text:line-break/>The saving is incomplete. Only the linear layers are being saved to the model. In order to save the complete model, we need to take the def of all the layers. Therefore the two separate nn.sequential are combined as one. But one extra step is needed: the def forwrad has a x.view that has to be rewritten to a nn.Flatten() between the cnn layers and the linear layers. <text:line-break/>After that fix, the complete model can be saved by adding the name of the <text:span text:style-name="T29">new </text:span>def, so:<text:line-break/><text:span text:style-name="T1">with open("Team_Complete_Model.pth", 'wb') as f:</text:span></text:p>
      <text:p text:style-name="P21"><text:s text:c="12"/>torch.save(model.CNN_Apple , f)</text:p>
      <text:p text:style-name="P53"/>
      <text:p text:style-name="P54">3. loading the model in the second notebook<text:line-break/>That goes well now with:</text:p>
      <text:p text:style-name="P21">model = torch.load('Team_Complete_Model.pth')</text:p>
      <text:p text:style-name="P21">model = model.to(device)</text:p>
      <text:p text:style-name="P21"/>
      <text:p text:style-name="P23">23_AQL_and_statistics_v2.ipynb <text:span text:style-name="T31">contains the evaluation with the resnet model. It </text:span>is <text:span text:style-name="T31">also</text:span> saved as 23_AQL_and_statistics_v3.ipynb <text:span text:style-name="T31">which contains the evaluation with the team model.</text:span></text:p>
      <text:p text:style-name="P22"/>
      <text:p text:style-name="P26">Extra:</text:p>
      <text:p text:style-name="P26">in def forward als laatste regel:</text:p>
      <text:p text:style-name="P26"/>
      <text:p text:style-name="P26">x = F.softmax(self.fc3(x)), dim=1) # waarbij dim 1 = gezonde appel (normal)</text:p>
      <text:p text:style-name="P26"/>
      <text:p text:style-name="P26"/>
      <text:p text:style-name="P24">Test set heeft in totaal 120 appels en die set wordt in zijn geheel gebruikt voor het evalueren van het model.</text:p>
      <text:p text:style-name="P25"/>
      <text:p text:style-name="P25">In een heatmap zijn de resultaten visueel weergegeven.</text:p>
      <text:p text:style-name="P25"/>
      <text:p text:style-name="P25"/>
      <text:p text:style-name="P55">Ga een stap dieper door de individuele afbeeldingen te bekijken die false positive of f<text:span text:style-name="T32">al</text:span>se negative opleveren.</text:p>
      <text:p text:style-name="P55"/>
      <text:p text:style-name="P55">___</text:p>
      <text:p text:style-name="P55"/>
      <text:p text:style-name="P55"/>
      <text:p text:style-name="P55">Kan je resnet geheel nabouwen in pytorch en dezelfde resultaten behalen door de gewichten in te stellen? Dan ga je ervan uit dat resnet hetzelfde is opgebouwd. Dit kan je testen.</text:p>
      <text:p text:style-name="P55"/>
      <text:p text:style-name="P55">AQL is binair kan je dan ook een binair classifier bouwen? Ja maar bij stats heb je wel de 4 klassen nodig. Daar gebruik je dan het model met 4 klassen voor. De vraag is dan of de binaire classifier beter werkt.</text:p>
      <text:p text:style-name="P55"/>
      <text:p text:style-name="P55">___</text:p>
      <text:p text:style-name="P55"/>
      <text:p text:style-name="P19">data pipeline</text:p>
      <text:p text:style-name="P37">pre processing</text:p>
      <text:p text:style-name="P37"/>
      <text:p text:style-name="P19">build pipeline</text:p>
      <text:p text:style-name="P38">train model: team model and resnet model</text:p>
      <text:p text:style-name="P38">compare and fine tune</text:p>
      <text:p text:style-name="P19"/>
      <text:p text:style-name="P19">run pipeline</text:p>
      <text:p text:style-name="P55">import</text:p>
      <text:p text:style-name="P55">aql stats</text:p>
      <text:p text:style-name="P55">chatbot</text:p>
      <text:p text:style-name="P55">app</text:p>
      <text:p text:style-name="P55"/>
      <text:p text:style-name="P55"/>
      <text:p text:style-name="P55">___</text:p>
      <text:p text:style-name="P55"/>
      <text:p text:style-name="P56">vraag: de applecropper (variant op bgremoval.streamlit.io) haalt in batch alle achtergronden uit een foto, een soort cropper dus. Het gecropte plaatje wordt vervolgens opgeslagen als PNG. Werkt dit net zo goed als met JPG als je de plaatjes wilt omzetten naar Tensors.</text:p>
      <text:p text:style-name="P56"/>
      <text:p text:style-name="P57">Je kan ook png images gebruiken maar die zijn eerst gecropt. Is de kwaliteit van de images daardoor minder? En is die achteruitgang van kwaliteit ook van invloed op het goed detecteren en indelen in klasses?</text:p>
      <text:p text:style-name="P58">Alternatieve dataset op Kaggle:</text:p>
      <text:p text:style-name="P59"><text:a xlink:type="simple" xlink:href="https://www.kaggle.com/datasets/swoyam2609/fresh-and-stale-classification" text:style-name="Internet_20_link" text:visited-style-name="Visited_20_Internet_20_Link">https://www.kaggle.com/datasets/swoyam2609/fresh-and-stale-classification</text:a></text:p>
      <text:p text:style-name="P59"/>
      <text:p text:style-name="P59">Met deze data set kunnen we een binaire classificatie uitvoeren, geen classificatie in vier klassen.</text:p>
      <text:p text:style-name="P59">Maar twee is in principe genoeg als je alleen goede en slechte appels wilt kunnen onderscheiden.</text:p>
      <text:p text:style-name="P59"/>
      <text:p text:style-name="P59">Wat gebeurt er als we het resnet model met de data van school trainen en dan gebruiken om de Kaggle set op te splitsen in vier klassen?</text:p>
      <text:p text:style-name="P59"/>
      <text:p text:style-name="P60">OF:</text:p>
      <text:p text:style-name="P60">Kan je van de good apples de data set van good apples van school aanpassen.</text:p>
      <text:p text:style-name="P60"/>
      <text:p text:style-name="P60">OF: je gaat zoeken naar een patroon in de foute voorspellingen. Oorzaak kan zijn dat er te weinig foto’s zijn. Gooi de test set door gradCam en kijk waar het model op selecteert: <text:span text:style-name="T33">welke activaties en welke voorspellingen. Bijvoorbeeld: zijn plaatjes verkeerd gelabeled?</text:span></text:p>
      <text:p text:style-name="P60"/>
      <text:p text:style-name="P60"/>
      <text:p text:style-name="P84">Nu 120 plaatjes in een test set <text:span text:style-name="T42">en</text:span> dat is heel weinig. <text:span text:style-name="T42">Bovendien zijn drie van de vier categorieën slechte appels en slechts 1 categorie bevat goed appels. Daarmee testen geeft wel een hele grote kans op een groot aantal slechte appels en dus is een AQL in klasse 1 vrijwl onhaalbaar.</text:span><text:span text:style-name="T43"><text:line-break/></text:span></text:p>
      <text:p text:style-name="P84"><text:span text:style-name="T44">Resnet met sgd optimizer werkt beter dan met Adam. Terwijl het team model met Adam beter werkt.</text:span></text:p>
      <text:p text:style-name="P83"/>
      <text:p text:style-name="P85">Ter afsluiting:</text:p>
      <text:p text:style-name="Text_20_body"><text:bookmark-start text:name="__RefHeading___Toc3720_3630900315"/>In de praktijk gaan appels per ton (dus per gewicht en niet per stuk).<text:bookmark-end text:name="__RefHeading___Toc3720_3630900315"/></text:p>
      <text:h text:style-name="P64"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roman" style:font-pitch="variable"/>
    <style:font-face style:name="OpenSymbol" svg:font-family="OpenSymbol" style:font-charset="x-symbol"/>
    <style:font-face style:name="Times New Roman" svg:font-family="'Times New Roman'" style:font-family-generic="system" style:font-pitch="variable"/>
    <style:font-face style:name="apple-system" svg:font-family="apple-system, BlinkMacSystemFont, 'Segoe UI', system-ui, 'Apple Color Emoji', 'Segoe UI Emoji', 'Segoe UI Web', sans-serif"/>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eading_20_1" style:display-name="Heading 1" style:family="paragraph" style:next-style-name="No_20_Spacing" style:default-outline-level="1" style:list-style-name="" style:class="text">
      <style:paragraph-properties fo:margin-top="0.1665in" fo:margin-bottom="0in" style:contextual-spacing="false" fo:text-align="start" style:justify-single-word="false" fo:keep-together="always" fo:orphans="2" fo:widows="2" fo:keep-with-next="always" style:writing-mode="lr-tb"/>
      <style:text-properties fo:color="#5f4e80" loext:opacity="100%" style:font-name="Open Sans" fo:font-family="'Open Sans'" style:font-family-generic="roman" style:font-pitch="variable" fo:font-weight="bold" style:font-name-asian="等线 Light" style:font-family-asian="'等线 Light'" style:font-family-generic-asian="system" style:font-pitch-asian="variable" style:font-weight-asian="bold" style:font-name-complex="Times New Roman" style:font-family-complex="'Times New Roman'" style:font-family-generic-complex="system" style:font-pitch-complex="variable" style:font-size-complex="16pt"/>
    </style:style>
    <style:style style:name="No_20_Spacing" style:display-name="No Spacing" style:family="paragraph" style:parent-style-name="Standard" style:next-style-name="Standard"/>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0T09:28:22.524541506</meta:creation-date>
    <dc:date>2023-06-21T11:44:50.589646449</dc:date>
    <meta:editing-duration>PT21H28M34S</meta:editing-duration>
    <meta:editing-cycles>48</meta:editing-cycles>
    <meta:generator>LibreOffice/7.3.7.2$Linux_X86_64 LibreOffice_project/30$Build-2</meta:generator>
    <meta:document-statistic meta:table-count="2" meta:image-count="0" meta:object-count="0" meta:page-count="19" meta:paragraph-count="305" meta:word-count="4105" meta:character-count="25314" meta:non-whitespace-character-count="21432"/>
  </office:meta>
</office:document-meta>
</file>